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margin-top="0cm" fo:margin-bottom="0.3cm" style:contextual-spacing="false"/>
      <style:text-properties fo:color="#000000" loext:opacity="100%" style:font-name="Consolas" fo:font-size="11pt" fo:font-weight="bold" officeooo:rsid="00061e80" officeooo:paragraph-rsid="00061e80" fo:background-color="transparent" style:font-size-asian="11pt" style:font-weight-asian="bold" style:font-size-complex="11pt" style:font-weight-complex="bold"/>
    </style:style>
    <style:style style:name="P2" style:family="paragraph" style:parent-style-name="Standard">
      <style:paragraph-properties fo:margin-top="0cm" fo:margin-bottom="0.3cm" style:contextual-spacing="false"/>
      <style:text-properties fo:color="#000000" loext:opacity="100%" style:font-name="Consolas" fo:font-size="11pt" officeooo:rsid="00081bf1" officeooo:paragraph-rsid="00081bf1" fo:background-color="transparent" style:font-size-asian="11pt" style:font-size-complex="11pt"/>
    </style:style>
    <style:style style:name="P3" style:family="paragraph" style:parent-style-name="Standard">
      <style:paragraph-properties fo:margin-top="0cm" fo:margin-bottom="0.3cm" style:contextual-spacing="false"/>
      <style:text-properties fo:color="#000000" loext:opacity="100%" style:font-name="Consolas" fo:font-size="11pt" officeooo:paragraph-rsid="00081bf1" fo:background-color="transparent" style:font-size-asian="11pt" style:font-size-complex="11pt"/>
    </style:style>
    <style:style style:name="P4" style:family="paragraph" style:parent-style-name="Standard">
      <style:paragraph-properties fo:margin-left="0cm" fo:margin-right="0cm" style:line-height-at-least="0.503cm" fo:text-indent="0cm" style:auto-text-indent="false"/>
      <style:text-properties fo:color="#000000" loext:opacity="100%" style:font-name="Consolas" fo:font-size="11pt" fo:font-weight="normal" fo:background-color="transparent" style:font-size-asian="11pt" style:font-size-complex="11pt"/>
    </style:style>
    <style:style style:name="P5" style:family="paragraph" style:parent-style-name="Standard">
      <style:paragraph-properties style:line-height-at-least="0.503cm"/>
      <style:text-properties fo:color="#000000" loext:opacity="100%" style:font-name="Consolas" fo:font-size="11pt" fo:background-color="transparent" style:font-size-asian="11pt" style:font-size-complex="11pt"/>
    </style:style>
    <style:style style:name="P6" style:family="paragraph" style:parent-style-name="Standard">
      <style:paragraph-properties fo:margin-left="0cm" fo:margin-right="0cm" style:line-height-at-least="0.503cm" fo:text-indent="0cm" style:auto-text-indent="false"/>
      <style:text-properties fo:color="#000000" loext:opacity="100%" style:font-name="Consolas" fo:font-size="11pt" fo:background-color="transparent" style:font-size-asian="11pt" style:font-size-complex="11pt"/>
    </style:style>
    <style:style style:name="P7" style:family="paragraph" style:parent-style-name="Standard">
      <style:paragraph-properties fo:margin-left="0cm" fo:margin-right="0cm" fo:margin-top="0cm" fo:margin-bottom="0.3cm" style:contextual-spacing="false" style:line-height-at-least="0.503cm" fo:text-indent="0cm" style:auto-text-indent="false"/>
      <style:text-properties fo:color="#000000" loext:opacity="100%" style:font-name="Consolas" fo:font-size="11pt" fo:font-weight="normal" officeooo:rsid="00081bf1" officeooo:paragraph-rsid="00081bf1" fo:background-color="transparent" style:font-size-asian="11pt" style:font-size-complex="11pt"/>
    </style:style>
    <style:style style:name="P8" style:family="paragraph" style:parent-style-name="Standard">
      <style:paragraph-properties fo:margin-left="0cm" fo:margin-right="0cm" style:line-height-at-least="0.503cm" fo:text-indent="0cm" style:auto-text-indent="false"/>
      <style:text-properties fo:color="#000000" loext:opacity="100%" style:font-name="Consolas" fo:font-size="11pt" fo:font-weight="normal" officeooo:rsid="00061e80" officeooo:paragraph-rsid="00081bf1" fo:background-color="transparent" style:font-size-asian="11pt" style:font-size-complex="11pt"/>
    </style:style>
    <style:style style:name="P9" style:family="paragraph" style:parent-style-name="Standard">
      <style:paragraph-properties style:line-height-at-least="0.503cm"/>
      <style:text-properties fo:color="#000000" loext:opacity="100%" style:font-name="Consolas" fo:font-size="11pt" fo:font-weight="normal" fo:background-color="transparent" style:font-size-asian="11pt" style:font-size-complex="11pt"/>
    </style:style>
    <style:style style:name="P10" style:family="paragraph" style:parent-style-name="Standard">
      <style:paragraph-properties fo:margin-left="0cm" fo:margin-right="0cm" style:line-height-at-least="0.503cm" fo:text-indent="0cm" style:auto-text-indent="false"/>
      <style:text-properties fo:color="#000000" loext:opacity="100%" style:font-name="Consolas" fo:font-size="11pt" officeooo:rsid="0008c36d" officeooo:paragraph-rsid="0008c36d" fo:background-color="transparent" style:font-size-asian="11pt" style:font-size-complex="11pt"/>
    </style:style>
    <style:style style:name="P11" style:family="paragraph" style:parent-style-name="Standard">
      <style:paragraph-properties fo:margin-left="0cm" fo:margin-right="0cm" style:line-height-at-least="0.503cm" fo:text-indent="0cm" style:auto-text-indent="false"/>
      <style:text-properties fo:color="#000000" loext:opacity="100%" style:font-name="Consolas" fo:font-size="11pt" fo:font-weight="normal" officeooo:rsid="0008c36d" officeooo:paragraph-rsid="0008c36d" fo:background-color="transparent" style:font-size-asian="11pt" style:font-size-complex="11pt"/>
    </style:style>
    <style:style style:name="P12" style:family="paragraph" style:parent-style-name="Standard">
      <style:paragraph-properties fo:margin-top="0cm" fo:margin-bottom="0.3cm" style:contextual-spacing="false"/>
      <style:text-properties fo:color="#000000" loext:opacity="100%" style:font-name="Consolas" fo:font-size="11pt" officeooo:rsid="0008c36d" officeooo:paragraph-rsid="0008c36d" fo:background-color="transparent" style:font-size-asian="11pt" style:font-size-complex="11pt"/>
    </style:style>
    <style:style style:name="P13" style:family="paragraph" style:parent-style-name="Standard">
      <style:paragraph-properties fo:margin-top="0cm" fo:margin-bottom="0.3cm" style:contextual-spacing="false"/>
      <style:text-properties fo:color="#000000" loext:opacity="100%" style:font-name="Consolas" fo:font-size="11pt" fo:font-weight="normal" officeooo:rsid="0008c36d" officeooo:paragraph-rsid="0008c36d" fo:background-color="transparent" style:font-size-asian="11pt" style:font-size-complex="11pt"/>
    </style:style>
    <style:style style:name="P14" style:family="paragraph" style:parent-style-name="Standard">
      <style:paragraph-properties style:line-height-at-least="0.503cm"/>
      <style:text-properties fo:color="#000000" loext:opacity="100%" style:font-name="Consolas" fo:font-size="11pt" officeooo:rsid="0008c36d" fo:background-color="transparent" style:font-size-asian="11pt" style:font-size-complex="11pt"/>
    </style:style>
    <style:style style:name="P15" style:family="paragraph" style:parent-style-name="Standard">
      <style:paragraph-properties fo:margin-top="0cm" fo:margin-bottom="0.499cm" style:contextual-spacing="false" style:line-height-at-least="0.503cm"/>
      <style:text-properties fo:color="#000000" loext:opacity="100%" style:font-name="Consolas" fo:font-size="11pt" fo:background-color="transparent" style:font-size-asian="11pt" style:font-size-complex="11pt"/>
    </style:style>
    <style:style style:name="P16" style:family="paragraph" style:parent-style-name="Standard">
      <style:paragraph-properties fo:margin-top="0cm" fo:margin-bottom="0.3cm" style:contextual-spacing="false"/>
      <style:text-properties fo:color="#000000" loext:opacity="100%" style:font-name="Consolas" fo:font-size="11pt" fo:font-weight="bold" officeooo:rsid="0008c36d" officeooo:paragraph-rsid="0008c36d" fo:background-color="transparent" style:font-size-asian="11pt" style:font-weight-asian="bold" style:font-size-complex="11pt" style:font-weight-complex="bold"/>
    </style:style>
    <style:style style:name="P17" style:family="paragraph" style:parent-style-name="Standard">
      <style:paragraph-properties fo:margin-top="0cm" fo:margin-bottom="0.3cm" style:contextual-spacing="false"/>
      <style:text-properties fo:color="#000000" loext:opacity="100%" style:font-name="Consolas" fo:font-size="11pt" fo:font-weight="normal" officeooo:rsid="0008c36d" officeooo:paragraph-rsid="0008c36d" fo:background-color="transparent" style:font-size-asian="11pt" style:font-weight-asian="bold" style:font-size-complex="11pt" style:font-weight-complex="bold"/>
    </style:style>
    <style:style style:name="P18" style:family="paragraph" style:parent-style-name="Standard">
      <style:paragraph-properties fo:margin-top="0cm" fo:margin-bottom="0.3cm" style:contextual-spacing="false"/>
      <style:text-properties fo:color="#000000" loext:opacity="100%" style:font-name="Consolas" fo:font-size="11pt" style:text-underline-style="solid" style:text-underline-width="auto" style:text-underline-color="font-color" fo:font-weight="bold" officeooo:rsid="0008c36d" officeooo:paragraph-rsid="0008c36d" fo:background-color="transparent" style:font-size-asian="11pt" style:font-weight-asian="bold" style:font-size-complex="11pt" style:font-weight-complex="bold"/>
    </style:style>
    <style:style style:name="P19" style:family="paragraph" style:parent-style-name="Standard">
      <style:paragraph-properties fo:margin-top="0cm" fo:margin-bottom="0.3cm" style:contextual-spacing="false"/>
      <style:text-properties fo:color="#000000" loext:opacity="100%" style:font-name="Consolas" fo:font-size="11pt" fo:font-weight="bold" officeooo:rsid="00061e80" officeooo:paragraph-rsid="0008c36d" fo:background-color="transparent" style:font-size-asian="11pt" style:font-weight-asian="bold" style:font-size-complex="11pt" style:font-weight-complex="bold"/>
    </style:style>
    <style:style style:name="P20" style:family="paragraph" style:parent-style-name="Standard">
      <style:paragraph-properties fo:margin-left="0cm" fo:margin-right="0cm" style:line-height-at-least="0.503cm" fo:text-indent="0cm" style:auto-text-indent="false"/>
      <style:text-properties fo:color="#000000" loext:opacity="100%" style:font-name="Consolas" fo:font-size="11pt" fo:font-style="normal" fo:background-color="transparent" style:font-size-asian="11pt" style:font-style-asian="normal" style:font-size-complex="11pt" style:font-style-complex="normal"/>
    </style:style>
    <style:style style:name="P21" style:family="paragraph" style:parent-style-name="Standard">
      <style:paragraph-properties style:line-height-at-least="0.503cm"/>
      <style:text-properties fo:color="#000000" loext:opacity="100%" style:font-name="Consolas" fo:font-size="11pt" fo:font-weight="bold" officeooo:rsid="0008c36d" fo:background-color="transparent" style:font-size-asian="11pt" style:font-weight-asian="bold" style:font-size-complex="11pt" style:font-weight-complex="bold"/>
    </style:style>
    <style:style style:name="P22" style:family="paragraph" style:parent-style-name="Standard">
      <style:paragraph-properties fo:margin-top="0cm" fo:margin-bottom="0.3cm" style:contextual-spacing="false"/>
      <style:text-properties fo:color="#000000" loext:opacity="100%" style:font-name="Consolas" fo:font-size="11pt" style:text-underline-style="solid" style:text-underline-width="auto" style:text-underline-color="font-color" fo:font-weight="bold" officeooo:rsid="00061e80" officeooo:paragraph-rsid="00061e80" fo:background-color="transparent" style:font-size-asian="11pt" style:font-weight-asian="bold" style:font-size-complex="11pt" style:font-weight-complex="bold"/>
    </style:style>
    <style:style style:name="P23" style:family="paragraph" style:parent-style-name="Standard">
      <style:paragraph-properties fo:margin-left="0cm" fo:margin-right="0cm" style:line-height-at-least="0.503cm" fo:text-indent="0cm" style:auto-text-indent="false"/>
      <style:text-properties fo:color="#000000" loext:opacity="100%" style:font-name="Consolas" fo:font-size="11pt" style:text-underline-style="solid" style:text-underline-width="auto" style:text-underline-color="font-color" fo:font-weight="normal" fo:background-color="transparent" style:font-size-asian="11pt" style:font-size-complex="11pt"/>
    </style:style>
    <style:style style:name="P24" style:family="paragraph" style:parent-style-name="Standard">
      <style:paragraph-properties fo:margin-top="0cm" fo:margin-bottom="0.3cm" style:contextual-spacing="false"/>
      <style:text-properties fo:color="#000000" loext:opacity="100%" style:font-name="Consolas" fo:font-size="11pt" fo:font-weight="normal" officeooo:rsid="00061e80" officeooo:paragraph-rsid="00061e80" fo:background-color="transparent" style:font-size-asian="11pt" style:font-size-complex="11pt"/>
    </style:style>
    <style:style style:name="T1" style:family="text">
      <style:text-properties fo:font-weight="normal" officeooo:rsid="00081bf1"/>
    </style:style>
    <style:style style:name="T2" style:family="text">
      <style:text-properties fo:font-weight="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EJERCICIO 1</text:p>
      <text:p text:style-name="P2">Curso.h</text:p>
      <text:p text:style-name="P3"><text:span text:style-name="T1">#pragma once</text:span></text:p>
      <text:p text:style-name="P4">#include &lt;iostream&gt;</text:p>
      <text:p text:style-name="P4">#include &lt;string&gt;</text:p>
      <text:p text:style-name="P5"/>
      <text:p text:style-name="P4">struct Curso {</text:p>
      <text:p text:style-name="P6">    <text:span text:style-name="T2">int id;</text:span></text:p>
      <text:p text:style-name="P6">    <text:span text:style-name="T2">std::string nombre;</text:span></text:p>
      <text:p text:style-name="P5"/>
      <text:p text:style-name="P6">    <text:span text:style-name="T2">bool operator&lt;(const Curso&amp; other) const {</text:span></text:p>
      <text:p text:style-name="P6">        <text:span text:style-name="T2">return id &lt; other.id;</text:span></text:p>
      <text:p text:style-name="P6">    <text:span text:style-name="T2">}</text:span></text:p>
      <text:p text:style-name="P6">    </text:p>
      <text:p text:style-name="P6">    <text:span text:style-name="T2">bool operator&gt;(const Curso&amp; other) const {</text:span></text:p>
      <text:p text:style-name="P6">        <text:span text:style-name="T2">return id &gt; other.id;</text:span></text:p>
      <text:p text:style-name="P6">    <text:span text:style-name="T2">}</text:span></text:p>
      <text:p text:style-name="P5"/>
      <text:p text:style-name="P6">    <text:span text:style-name="T2">void print() const {</text:span></text:p>
      <text:p text:style-name="P6">        <text:span text:style-name="T2">std::cout &lt;&lt; "[ID: " &lt;&lt; id &lt;&lt; ", Nombre: " &lt;&lt; nombre &lt;&lt; "]";</text:span></text:p>
      <text:p text:style-name="P6">    <text:span text:style-name="T2">}</text:span></text:p>
      <text:p text:style-name="P4">};</text:p>
      <text:p text:style-name="P4"/>
      <text:p text:style-name="P7">ListaSimple.h</text:p>
      <text:p text:style-name="P8">#pragma once</text:p>
      <text:p text:style-name="P5"/>
      <text:p text:style-name="P4">#include "Curso.h"</text:p>
      <text:p text:style-name="P4">#include &lt;iomanip&gt; // Para formato de tabla</text:p>
      <text:p text:style-name="P5"/>
      <text:p text:style-name="P4">// Definición del nodo de la lista</text:p>
      <text:p text:style-name="P4">struct Nodo</text:p>
      <text:p text:style-name="P4">{</text:p>
      <text:p text:style-name="P6">    <text:span text:style-name="T2">Curso data;</text:span></text:p>
      <text:p text:style-name="P6">    <text:span text:style-name="T2">Nodo *next;</text:span></text:p>
      <text:p text:style-name="P5"/>
      <text:p text:style-name="P6">    <text:span text:style-name="T2">// Constructor</text:span></text:p>
      <text:p text:style-name="P6">    <text:span text:style-name="T2">Nodo(const Curso &amp;c) : data(c), next(nullptr) {}</text:span></text:p>
      <text:p text:style-name="P4">};</text:p>
      <text:p text:style-name="P5"/>
      <text:p text:style-name="P4">class ListaSimple</text:p>
      <text:p text:style-name="P4">{</text:p>
      <text:p text:style-name="P4">private:</text:p>
      <text:p text:style-name="P6">    <text:span text:style-name="T2">Nodo *head;</text:span></text:p>
      <text:p text:style-name="P5"/>
      <text:p text:style-name="P6">    <text:span text:style-name="T2">// Variables de análisis</text:span></text:p>
      <text:p text:style-name="P6">    <text:span text:style-name="T2">int totalComparaciones = 0;</text:span></text:p>
      <text:p text:style-name="P6">    <text:span text:style-name="T2">int totalPunterosModificados = 0;</text:span></text:p>
      <text:p text:style-name="P5"/>
      <text:p text:style-name="P6">    <text:span text:style-name="T2">bool insertarOrdenado(Nodo *&amp;sortedHead, Nodo *key)</text:span></text:p>
      <text:p text:style-name="P6"><text:soft-page-break/>    <text:span text:style-name="T2">{</text:span></text:p>
      <text:p text:style-name="P6">        <text:span text:style-name="T2">if (!sortedHead || key-&gt;data &lt; sortedHead-&gt;data)</text:span></text:p>
      <text:p text:style-name="P6">        <text:span text:style-name="T2">{</text:span></text:p>
      <text:p text:style-name="P6">            <text:span text:style-name="T2">key-&gt;next = sortedHead;</text:span></text:p>
      <text:p text:style-name="P6">            <text:span text:style-name="T2">sortedHead = key;</text:span></text:p>
      <text:p text:style-name="P6">            <text:span text:style-name="T2">totalPunterosModificados += 2;</text:span></text:p>
      <text:p text:style-name="P6">            <text:span text:style-name="T2">return true;</text:span></text:p>
      <text:p text:style-name="P6">        <text:span text:style-name="T2">}</text:span></text:p>
      <text:p text:style-name="P5"/>
      <text:p text:style-name="P6">        <text:span text:style-name="T2">Nodo *current = sortedHead;</text:span></text:p>
      <text:p text:style-name="P6">        <text:span text:style-name="T2">Nodo *prev = nullptr;</text:span></text:p>
      <text:p text:style-name="P6">        <text:span text:style-name="T2">int compCount = 0;</text:span></text:p>
      <text:p text:style-name="P6">        <text:span text:style-name="T2">int dispCount = 0;</text:span></text:p>
      <text:p text:style-name="P5"/>
      <text:p text:style-name="P6">        <text:span text:style-name="T2">while (current != nullptr &amp;&amp; current-&gt;data &lt; key-&gt;data)</text:span></text:p>
      <text:p text:style-name="P6">        <text:span text:style-name="T2">{</text:span></text:p>
      <text:p text:style-name="P6">            <text:span text:style-name="T2">prev = current;</text:span></text:p>
      <text:p text:style-name="P6">            <text:span text:style-name="T2">current = current-&gt;next;</text:span></text:p>
      <text:p text:style-name="P6">            <text:span text:style-name="T2">compCount++;</text:span></text:p>
      <text:p text:style-name="P6">        <text:span text:style-name="T2">}</text:span></text:p>
      <text:p text:style-name="P6">        <text:span text:style-name="T2">totalComparaciones += compCount;</text:span></text:p>
      <text:p text:style-name="P5"/>
      <text:p text:style-name="P6">        <text:span text:style-name="T2">if (prev == nullptr)</text:span></text:p>
      <text:p text:style-name="P6">        <text:span text:style-name="T2">{</text:span></text:p>
      <text:p text:style-name="P6">            <text:span text:style-name="T2">return false;</text:span></text:p>
      <text:p text:style-name="P6">        <text:span text:style-name="T2">}</text:span></text:p>
      <text:p text:style-name="P5"/>
      <text:p text:style-name="P6">        <text:span text:style-name="T2">key-&gt;next = current;</text:span></text:p>
      <text:p text:style-name="P6">        <text:span text:style-name="T2">prev-&gt;next = key;</text:span></text:p>
      <text:p text:style-name="P6">        <text:span text:style-name="T2">totalPunterosModificados += 2;</text:span></text:p>
      <text:p text:style-name="P5"/>
      <text:p text:style-name="P6">        <text:span text:style-name="T2">std::cout &lt;&lt; "  -&gt; Inserción en posición: ";</text:span></text:p>
      <text:p text:style-name="P6">        <text:span text:style-name="T2">if (current)</text:span></text:p>
      <text:p text:style-name="P6">            <text:span text:style-name="T2">current-&gt;data.print();</text:span></text:p>
      <text:p text:style-name="P6">        <text:span text:style-name="T2">else</text:span></text:p>
      <text:p text:style-name="P6">            <text:span text:style-name="T2">std::cout &lt;&lt; "FINAL";</text:span></text:p>
      <text:p text:style-name="P6">        <text:span text:style-name="T2">std::cout &lt;&lt; "\n";</text:span></text:p>
      <text:p text:style-name="P5"/>
      <text:p text:style-name="P6">        <text:span text:style-name="T2">return true;</text:span></text:p>
      <text:p text:style-name="P6">    <text:span text:style-name="T2">}</text:span></text:p>
      <text:p text:style-name="P5"/>
      <text:p text:style-name="P4">public:</text:p>
      <text:p text:style-name="P6">    <text:span text:style-name="T2">ListaSimple() : head(nullptr) {}</text:span></text:p>
      <text:p text:style-name="P6">    <text:span text:style-name="T2">~ListaSimple()</text:span></text:p>
      <text:p text:style-name="P6">    <text:span text:style-name="T2">{</text:span></text:p>
      <text:p text:style-name="P6">        <text:span text:style-name="T2">// Liberación de memoria (Destructor)</text:span></text:p>
      <text:p text:style-name="P6">        <text:span text:style-name="T2">Nodo *current = head;</text:span></text:p>
      <text:p text:style-name="P6">        <text:span text:style-name="T2">while (current != nullptr)</text:span></text:p>
      <text:p text:style-name="P6">        <text:span text:style-name="T2">{</text:span></text:p>
      <text:p text:style-name="P6">            <text:span text:style-name="T2">Nodo *next = current-&gt;next;</text:span></text:p>
      <text:p text:style-name="P6">            <text:span text:style-name="T2">delete current;</text:span></text:p>
      <text:p text:style-name="P6"><text:soft-page-break/>            <text:span text:style-name="T2">current = next;</text:span></text:p>
      <text:p text:style-name="P6">        <text:span text:style-name="T2">}</text:span></text:p>
      <text:p text:style-name="P6">        <text:span text:style-name="T2">head = nullptr;</text:span></text:p>
      <text:p text:style-name="P6">    <text:span text:style-name="T2">}</text:span></text:p>
      <text:p text:style-name="P5"/>
      <text:p text:style-name="P6">    <text:span text:style-name="T2">void add(int id, const std::string &amp;nombre)</text:span></text:p>
      <text:p text:style-name="P6">    <text:span text:style-name="T2">{</text:span></text:p>
      <text:p text:style-name="P6">        <text:span text:style-name="T2">Curso c = {id, nombre};</text:span></text:p>
      <text:p text:style-name="P6">        <text:span text:style-name="T2">Nodo *newNode = new Nodo(c);</text:span></text:p>
      <text:p text:style-name="P6">        <text:span text:style-name="T2">newNode-&gt;next = head;</text:span></text:p>
      <text:p text:style-name="P6">        <text:span text:style-name="T2">head = newNode;</text:span></text:p>
      <text:p text:style-name="P6">    <text:span text:style-name="T2">}</text:span></text:p>
      <text:p text:style-name="P5"/>
      <text:p text:style-name="P6">    <text:span text:style-name="T2">void print() const</text:span></text:p>
      <text:p text:style-name="P6">    <text:span text:style-name="T2">{</text:span></text:p>
      <text:p text:style-name="P6">        <text:span text:style-name="T2">Nodo *current = head;</text:span></text:p>
      <text:p text:style-name="P6">        <text:span text:style-name="T2">if (!current)</text:span></text:p>
      <text:p text:style-name="P6">        <text:span text:style-name="T2">{</text:span></text:p>
      <text:p text:style-name="P6">            <text:span text:style-name="T2">std::cout &lt;&lt; "Lista vacía.\n";</text:span></text:p>
      <text:p text:style-name="P6">            <text:span text:style-name="T2">return;</text:span></text:p>
      <text:p text:style-name="P6">        <text:span text:style-name="T2">}</text:span></text:p>
      <text:p text:style-name="P6">        <text:span text:style-name="T2">while (current != nullptr)</text:span></text:p>
      <text:p text:style-name="P6">        <text:span text:style-name="T2">{</text:span></text:p>
      <text:p text:style-name="P6">            <text:span text:style-name="T2">current-&gt;data.print();</text:span></text:p>
      <text:p text:style-name="P6">            <text:span text:style-name="T2">if (current-&gt;next)</text:span></text:p>
      <text:p text:style-name="P6">            <text:span text:style-name="T2">{</text:span></text:p>
      <text:p text:style-name="P6">                <text:span text:style-name="T2">std::cout &lt;&lt; " -&gt; ";</text:span></text:p>
      <text:p text:style-name="P6">            <text:span text:style-name="T2">}</text:span></text:p>
      <text:p text:style-name="P6">            <text:span text:style-name="T2">current = current-&gt;next;</text:span></text:p>
      <text:p text:style-name="P6">        <text:span text:style-name="T2">}</text:span></text:p>
      <text:p text:style-name="P6">        <text:span text:style-name="T2">std::cout &lt;&lt; " -&gt; NULL\n";</text:span></text:p>
      <text:p text:style-name="P6">    <text:span text:style-name="T2">}</text:span></text:p>
      <text:p text:style-name="P5"/>
      <text:p text:style-name="P6">    <text:span text:style-name="T2">void insertionSort()</text:span></text:p>
      <text:p text:style-name="P6">    <text:span text:style-name="T2">{</text:span></text:p>
      <text:p text:style-name="P6">        <text:span text:style-name="T2">if (!head || !head-&gt;next)</text:span></text:p>
      <text:p text:style-name="P6">        <text:span text:style-name="T2">{</text:span></text:p>
      <text:p text:style-name="P6">            <text:span text:style-name="T2">return;</text:span></text:p>
      <text:p text:style-name="P6">        <text:span text:style-name="T2">}</text:span></text:p>
      <text:p text:style-name="P5"/>
      <text:p text:style-name="P6">        <text:span text:style-name="T2">Nodo *sorted = nullptr;</text:span></text:p>
      <text:p text:style-name="P6">        <text:span text:style-name="T2">Nodo *current = head;</text:span></text:p>
      <text:p text:style-name="P5"/>
      <text:p text:style-name="P6">        <text:span text:style-name="T2">std::cout &lt;&lt; "\n======================================================\n";</text:span></text:p>
      <text:p text:style-name="P6">        <text:span text:style-name="T2">std::cout &lt;&lt; "       INICIO DE ORDENAMIENTO (INSERTION SORT)       \n";</text:span></text:p>
      <text:p text:style-name="P6">        <text:span text:style-name="T2">std::cout &lt;&lt; "======================================================\n";</text:span></text:p>
      <text:p text:style-name="P5"/>
      <text:p text:style-name="P6">        <text:span text:style-name="T2">while (current != nullptr)</text:span></text:p>
      <text:p text:style-name="P6">        <text:span text:style-name="T2">{</text:span></text:p>
      <text:p text:style-name="P6"><text:soft-page-break/>            <text:span text:style-name="T2">Nodo *key = current;</text:span></text:p>
      <text:p text:style-name="P6">            <text:span text:style-name="T2">current = current-&gt;next;</text:span></text:p>
      <text:p text:style-name="P6">            <text:span text:style-name="T2">key-&gt;next = nullptr;</text:span></text:p>
      <text:p text:style-name="P5"/>
      <text:p text:style-name="P6">            <text:span text:style-name="T2">std::cout &lt;&lt; "\n--- CLAVE: ";</text:span></text:p>
      <text:p text:style-name="P6">            <text:span text:style-name="T2">key-&gt;data.print();</text:span></text:p>
      <text:p text:style-name="P6">            <text:span text:style-name="T2">std::cout &lt;&lt; " ---\n";</text:span></text:p>
      <text:p text:style-name="P5"/>
      <text:p text:style-name="P6">            <text:span text:style-name="T2">int initialPointers = totalPunterosModificados;</text:span></text:p>
      <text:p text:style-name="P5"/>
      <text:p text:style-name="P6">            <text:span text:style-name="T2">if (insertarOrdenado(sorted, key))</text:span></text:p>
      <text:p text:style-name="P6">            <text:span text:style-name="T2">{</text:span></text:p>
      <text:p text:style-name="P6">                <text:span text:style-name="T2">std::cout &lt;&lt; "  -&gt; Nodos desplazados: 1 (el nodo clave)\n";</text:span></text:p>
      <text:p text:style-name="P6">            <text:span text:style-name="T2">}</text:span></text:p>
      <text:p text:style-name="P6">            <text:span text:style-name="T2">else</text:span></text:p>
      <text:p text:style-name="P6">            <text:span text:style-name="T2">{</text:span></text:p>
      <text:p text:style-name="P6">                <text:span text:style-name="T2">std::cout &lt;&lt; "  -&gt; Nodos desplazados: 0 (el nodo clave ya estaba en orden)\n";</text:span></text:p>
      <text:p text:style-name="P6">            <text:span text:style-name="T2">}</text:span></text:p>
      <text:p text:style-name="P5"/>
      <text:p text:style-name="P6">            <text:span text:style-name="T2">head = sorted;</text:span></text:p>
      <text:p text:style-name="P5"/>
      <text:p text:style-name="P6">            <text:span text:style-name="T2">std::cout &lt;&lt; "  -&gt; Comparaciones realizadas en esta pasada: " &lt;&lt; (totalComparaciones - initialPointers / 2) &lt;&lt; "\n";</text:span></text:p>
      <text:p text:style-name="P6">            <text:span text:style-name="T2">std::cout &lt;&lt; "  -&gt; Punteros modificados en esta pasada: " &lt;&lt; (totalPunterosModificados - initialPointers) &lt;&lt; "\n";</text:span></text:p>
      <text:p text:style-name="P5"/>
      <text:p text:style-name="P6">            <text:span text:style-name="T2">std::cout &lt;&lt; "\nEstado de la Lista: \n";</text:span></text:p>
      <text:p text:style-name="P6">            <text:span text:style-name="T2">print();</text:span></text:p>
      <text:p text:style-name="P6">            <text:span text:style-name="T2">std::cout &lt;&lt; "------------------------------------------------------\n";</text:span></text:p>
      <text:p text:style-name="P6">        <text:span text:style-name="T2">}</text:span></text:p>
      <text:p text:style-name="P6">    <text:span text:style-name="T2">}</text:span></text:p>
      <text:p text:style-name="P5"/>
      <text:p text:style-name="P6">    <text:span text:style-name="T2">void showFinalAnalysis() const</text:span></text:p>
      <text:p text:style-name="P6">    <text:span text:style-name="T2">{</text:span></text:p>
      <text:p text:style-name="P6">        <text:span text:style-name="T2">std::cout &lt;&lt; "\n======================================================\n";</text:span></text:p>
      <text:p text:style-name="P6">        <text:span text:style-name="T2">std::cout &lt;&lt; "             ANÁLISIS FINAL DEL ALGORITMO             \n";</text:span></text:p>
      <text:p text:style-name="P6">        <text:span text:style-name="T2">std::cout &lt;&lt; "======================================================\n";</text:span></text:p>
      <text:p text:style-name="P5"/>
      <text:p text:style-name="P6">        <text:span text:style-name="T2">std::cout &lt;&lt; std::setw(30) &lt;&lt; std::left &lt;&lt; "Total de Comparaciones:" &lt;&lt; totalComparaciones &lt;&lt; "\n";</text:span></text:p>
      <text:p text:style-name="P6">        <text:span text:style-name="T2">std::cout &lt;&lt; std::setw(30) &lt;&lt; std::left &lt;&lt; "Total de Punteros Modificados:" &lt;&lt; totalPunterosModificados &lt;&lt; "\n";</text:span></text:p>
      <text:p text:style-name="P6">    <text:span text:style-name="T2">}</text:span></text:p>
      <text:p text:style-name="P4">};</text:p>
      <text:p text:style-name="P9"/>
      <text:p text:style-name="P10">Main.cpp</text:p>
      <text:p text:style-name="P11"><text:soft-page-break/>#include &lt;iostream&gt;</text:p>
      <text:p text:style-name="P4">#include &lt;locale.h&gt;</text:p>
      <text:p text:style-name="P4">#include "ListaSimple.h"</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ListaSimple cursos;</text:span></text:p>
      <text:p text:style-name="P5"/>
      <text:p text:style-name="P6">    <text:span text:style-name="T2">cout &lt;&lt; "--- Construcción de la Lista (Ingreso de Cursos) ---\n";</text:span></text:p>
      <text:p text:style-name="P5"/>
      <text:p text:style-name="P6">    <text:span text:style-name="T2">cursos.add(402, "Física 2");</text:span></text:p>
      <text:p text:style-name="P6">    <text:span text:style-name="T2">cursos.add(203, "EDO");</text:span></text:p>
      <text:p text:style-name="P6">    <text:span text:style-name="T2">cursos.add(501, "Metodología Investigativa");</text:span></text:p>
      <text:p text:style-name="P6">    <text:span text:style-name="T2">cursos.add(101, "Matemática");</text:span></text:p>
      <text:p text:style-name="P6">    <text:span text:style-name="T2">cursos.add(315, "Cultura Ambiental");</text:span></text:p>
      <text:p text:style-name="P6">    </text:p>
      <text:p text:style-name="P6">    <text:span text:style-name="T2">cout &lt;&lt; "Lista Original (Desordenada):\n";</text:span></text:p>
      <text:p text:style-name="P6">    <text:span text:style-name="T2">cursos.print();</text:span></text:p>
      <text:p text:style-name="P6">    <text:span text:style-name="T2">cout &lt;&lt; "------------------------------------------------------\n";</text:span></text:p>
      <text:p text:style-name="P5"/>
      <text:p text:style-name="P6">    <text:span text:style-name="T2">cursos.insertionSort();</text:span></text:p>
      <text:p text:style-name="P5"/>
      <text:p text:style-name="P6">    <text:span text:style-name="T2">cout &lt;&lt; "\nLista Final Ordenada por ID:\n";</text:span></text:p>
      <text:p text:style-name="P6">    <text:span text:style-name="T2">cursos.print();</text:span></text:p>
      <text:p text:style-name="P5"/>
      <text:p text:style-name="P6">    <text:span text:style-name="T2">// 3. Presentar el análisis final</text:span></text:p>
      <text:p text:style-name="P6">    <text:span text:style-name="T2">cursos.showFinalAnalysis();</text:span></text:p>
      <text:p text:style-name="P5"/>
      <text:p text:style-name="P6">    <text:span text:style-name="T2">return 0;</text:span></text:p>
      <text:p text:style-name="P4">}</text:p>
      <text:p text:style-name="P5"/>
      <text:p text:style-name="P6"> <text:span text:style-name="T2">/*Razones por las que Insertion Sort es adecuado para Listas Enlazadas:</text:span></text:p>
      <text:p text:style-name="P6">    <text:span text:style-name="T2">Bajo Costo de Desplazamiento: Insertion Sort solo requiere cambiar punteros, lo que es una operación O(1)[cite: 3, 11].</text:span></text:p>
      <text:p text:style-name="P6">    <text:span text:style-name="T2">No se necesita mover la estructura de datos completa (como ocurre en arreglos, donde un desplazamiento es O(N)).\n";</text:span></text:p>
      <text:p text:style-name="P5"/>
      <text:p text:style-name="P6">    <text:span text:style-name="T2">No requiere acceso aleatorio (índice):** Los algoritmos que dependen de índices (como Quicksort o Heapsort en arreglos) </text:span></text:p>
      <text:p text:style-name="P6">    <text:span text:style-name="T2">son lentos en listas enlazadas, ya que acceder a un índice 'i' requiere recorrer la lista O(i). Insertion Sort opera </text:span></text:p>
      <text:p text:style-name="P6">    <text:span text:style-name="T2">secuencialmente, lo cual es natural para esta estructura.\n";</text:span></text:p>
      <text:p text:style-name="P6">    </text:p>
      <text:p text:style-name="P6">    <text:span text:style-name="T2">Eficiente para listas casi ordenadas: Si la lista ya está casi ordenada, Insertion Sort realiza pocos desplazamientos </text:span></text:p>
      <text:p text:style-name="P6">    <text:span text:style-name="T2">y comparaciones, lo que lo hace muy rápido en el mejor caso (O(N));*/</text:span></text:p>
      <text:p text:style-name="P10"/>
      <text:p text:style-name="P1">EJERCICIO 2</text:p>
      <text:p text:style-name="P12"><text:soft-page-break/>Transaccion.h</text:p>
      <text:p text:style-name="P13">#pragma once</text:p>
      <text:p text:style-name="P5"/>
      <text:p text:style-name="P4">#include &lt;iostream&gt;</text:p>
      <text:p text:style-name="P4">#include &lt;string&gt;</text:p>
      <text:p text:style-name="P4">#include &lt;iomanip&gt;</text:p>
      <text:p text:style-name="P5"/>
      <text:p text:style-name="P4">struct Transaccion {</text:p>
      <text:p text:style-name="P6">    <text:span text:style-name="T2">std::string id_transaccion;</text:span></text:p>
      <text:p text:style-name="P6">    <text:span text:style-name="T2">double monto;              </text:span></text:p>
      <text:p text:style-name="P6">    <text:span text:style-name="T2">std::string tipo;          </text:span></text:p>
      <text:p text:style-name="P6">    <text:span text:style-name="T2">std::string fecha;          </text:span></text:p>
      <text:p text:style-name="P5"/>
      <text:p text:style-name="P6">    <text:span text:style-name="T2">int order; </text:span></text:p>
      <text:p text:style-name="P5"/>
      <text:p text:style-name="P6">    <text:span text:style-name="T2">void imprimir() const {</text:span></text:p>
      <text:p text:style-name="P6">        <text:span text:style-name="T2">std::cout &lt;&lt; "|" &lt;&lt; std::setw(5) &lt;&lt; std::left &lt;&lt; order</text:span></text:p>
      <text:p text:style-name="P6">                  <text:span text:style-name="T2">&lt;&lt; "|" &lt;&lt; std::setw(15) &lt;&lt; std::left &lt;&lt; id_transaccion</text:span></text:p>
      <text:p text:style-name="P6">                  <text:span text:style-name="T2">&lt;&lt; "|" &lt;&lt; std::setw(8) &lt;&lt; std::right &lt;&lt; std::fixed &lt;&lt; std::setprecision(2) &lt;&lt; monto</text:span></text:p>
      <text:p text:style-name="P6">                  <text:span text:style-name="T2">&lt;&lt; "|" &lt;&lt; std::setw(10) &lt;&lt; std::left &lt;&lt; tipo</text:span></text:p>
      <text:p text:style-name="P6">                  <text:span text:style-name="T2">&lt;&lt; "|" &lt;&lt; std::setw(10) &lt;&lt; std::left &lt;&lt; fecha &lt;&lt; "|";</text:span></text:p>
      <text:p text:style-name="P6">    <text:span text:style-name="T2">}</text:span></text:p>
      <text:p text:style-name="P4">};</text:p>
      <text:p text:style-name="P5"/>
      <text:p text:style-name="P4">template &lt;typename T&gt;</text:p>
      <text:p text:style-name="P4">void imprimirArray(T arr[], int n) {</text:p>
      <text:p text:style-name="P6">    <text:span text:style-name="T2">std::cout &lt;&lt; "+-----+---------------+--------+----------+----------+\n";</text:span></text:p>
      <text:p text:style-name="P6">    <text:span text:style-name="T2">std::cout &lt;&lt; "|Ord. | ID Transacción| Monto  | Tipo     | Fecha    |\n";</text:span></text:p>
      <text:p text:style-name="P6">    <text:span text:style-name="T2">std::cout &lt;&lt; "+-----+---------------+--------+----------+----------+\n";</text:span></text:p>
      <text:p text:style-name="P6">    <text:span text:style-name="T2">for (int i = 0; i &lt; n; ++i) {</text:span></text:p>
      <text:p text:style-name="P6">        <text:span text:style-name="T2">arr[i].imprimir();</text:span></text:p>
      <text:p text:style-name="P6">        <text:span text:style-name="T2">std::cout &lt;&lt; "\n";</text:span></text:p>
      <text:p text:style-name="P6">    <text:span text:style-name="T2">}</text:span></text:p>
      <text:p text:style-name="P6">    <text:span text:style-name="T2">std::cout &lt;&lt; "+-----+---------------+--------+----------+----------+\n";</text:span></text:p>
      <text:p text:style-name="P4">}</text:p>
      <text:p text:style-name="P5"/>
      <text:p text:style-name="P4">template &lt;typename T&gt;</text:p>
      <text:p text:style-name="P4">void insertionSort(T arr[], int n) {</text:p>
      <text:p text:style-name="P6">    <text:span text:style-name="T2">int totalComparaciones = 0;</text:span></text:p>
      <text:p text:style-name="P6">    <text:span text:style-name="T2">int totalDesplazamientos = 0;</text:span></text:p>
      <text:p text:style-name="P5"/>
      <text:p text:style-name="P6">    <text:span text:style-name="T2">std::cout &lt;&lt; "\n=================================================================\n";</text:span></text:p>
      <text:p text:style-name="P6">    <text:span text:style-name="T2">std::cout &lt;&lt; "      INICIO DE ORDENAMIENTO POR MONTO (INSERTION SORT ESTABLE)    \n";</text:span></text:p>
      <text:p text:style-name="P6">    <text:span text:style-name="T2">std::cout &lt;&lt; "=================================================================\n";</text:span></text:p>
      <text:p text:style-name="P5"/>
      <text:p text:style-name="P6">    <text:span text:style-name="T2">for (int i = 1; i &lt; n; ++i) {</text:span></text:p>
      <text:p text:style-name="P6"><text:soft-page-break/>        <text:span text:style-name="T2">T key = arr[i];</text:span></text:p>
      <text:p text:style-name="P6">        <text:span text:style-name="T2">int j = i - 1;</text:span></text:p>
      <text:p text:style-name="P6">        <text:span text:style-name="T2">int compCount = 0;</text:span></text:p>
      <text:p text:style-name="P6">        <text:span text:style-name="T2">int dispCount = 0;</text:span></text:p>
      <text:p text:style-name="P5"/>
      <text:p text:style-name="P6">        <text:span text:style-name="T2">std::cout &lt;&lt; "\n--- Iteración " &lt;&lt; i &lt;&lt; " (Clave: ";</text:span></text:p>
      <text:p text:style-name="P6">        <text:span text:style-name="T2">key.imprimir();</text:span></text:p>
      <text:p text:style-name="P6">        <text:span text:style-name="T2">std::cout &lt;&lt; ") ---\n";</text:span></text:p>
      <text:p text:style-name="P5"/>
      <text:p text:style-name="P6">        <text:span text:style-name="T2">while (j &gt;= 0 &amp;&amp; arr[j].monto &gt; key.monto) {</text:span></text:p>
      <text:p text:style-name="P6">            <text:span text:style-name="T2">arr[j + 1] = arr[j]; </text:span></text:p>
      <text:p text:style-name="P6">            <text:span text:style-name="T2">j = j - 1;</text:span></text:p>
      <text:p text:style-name="P6">            <text:span text:style-name="T2">compCount++;</text:span></text:p>
      <text:p text:style-name="P6">            <text:span text:style-name="T2">dispCount++;</text:span></text:p>
      <text:p text:style-name="P6">        <text:span text:style-name="T2">}</text:span></text:p>
      <text:p text:style-name="P6">        <text:span text:style-name="T2">totalComparaciones += compCount;</text:span></text:p>
      <text:p text:style-name="P6">        <text:span text:style-name="T2">totalDesplazamientos += dispCount;</text:span></text:p>
      <text:p text:style-name="P5"/>
      <text:p text:style-name="P6">        <text:span text:style-name="T2">if (j + 1 != i) {</text:span></text:p>
      <text:p text:style-name="P6">            <text:span text:style-name="T2">arr[j + 1] = key;</text:span></text:p>
      <text:p text:style-name="P6">        <text:span text:style-name="T2">}</text:span></text:p>
      <text:p text:style-name="P5"/>
      <text:p text:style-name="P6">        <text:span text:style-name="T2">std::cout &lt;&lt; "  -&gt; Comparaciones efectuadas: " &lt;&lt; compCount &lt;&lt; "\n"; // </text:span></text:p>
      <text:p text:style-name="P6">        <text:span text:style-name="T2">std::cout &lt;&lt; "  -&gt; Desplazamientos realizados: " &lt;&lt; dispCount &lt;&lt; "\n"; // </text:span></text:p>
      <text:p text:style-name="P6">        <text:span text:style-name="T2">std::cout &lt;&lt; "  -&gt; Estado del arreglo tras esta iteración: \n"; // </text:span></text:p>
      <text:p text:style-name="P6">        <text:span text:style-name="T2">imprimirArray(arr, n);</text:span></text:p>
      <text:p text:style-name="P6">    <text:span text:style-name="T2">}</text:span></text:p>
      <text:p text:style-name="P5"/>
      <text:p text:style-name="P6">    <text:span text:style-name="T2">std::cout &lt;&lt; "\n=================================================================\n";</text:span></text:p>
      <text:p text:style-name="P6">    <text:span text:style-name="T2">std::cout &lt;&lt; "               ANÁLISIS FINAL Y ESTABILIDAD\n";</text:span></text:p>
      <text:p text:style-name="P6">    <text:span text:style-name="T2">std::cout &lt;&lt; "=================================================================\n";</text:span></text:p>
      <text:p text:style-name="P6">    <text:span text:style-name="T2">std::cout &lt;&lt; "Total de Comparaciones: " &lt;&lt; totalComparaciones &lt;&lt; "\n";</text:span></text:p>
      <text:p text:style-name="P6">    <text:span text:style-name="T2">std::cout &lt;&lt; "Total de Desplazamientos (movimiento de registros): " &lt;&lt; totalDesplazamientos &lt;&lt; "\n";</text:span></text:p>
      <text:p text:style-name="P6">    </text:p>
      <text:p text:style-name="P6">   </text:p>
      <text:p text:style-name="P4">}</text:p>
      <text:p text:style-name="P14"/>
      <text:p text:style-name="P12">main.cpp</text:p>
      <text:p text:style-name="P4">#include &lt;iostream&gt;</text:p>
      <text:p text:style-name="P4">#include &lt;locale.h&gt;</text:p>
      <text:p text:style-name="P4">#include "Transaccion.h"</text:p>
      <text:p text:style-name="P5"/>
      <text:p text:style-name="P4">using namespace std;</text:p>
      <text:p text:style-name="P5"/>
      <text:p text:style-name="P4">int main() {</text:p>
      <text:p text:style-name="P6">    <text:span text:style-name="T2">setlocale(LC_CTYPE, "Spanish");</text:span></text:p>
      <text:p text:style-name="P6"><text:soft-page-break/>    </text:p>
      <text:p text:style-name="P6">    <text:span text:style-name="T2">// Arreglo de transacciones bancarias. Se incluyen montos iguales ($100.00) </text:span></text:p>
      <text:p text:style-name="P6">    <text:span text:style-name="T2">// para demostrar la estabilidad del algoritmo.</text:span></text:p>
      <text:p text:style-name="P6">    <text:span text:style-name="T2">Transaccion transactions[] = {</text:span></text:p>
      <text:p text:style-name="P6">        <text:span text:style-name="T2">// ID     Monto   Tipo    Fecha       Order (Original)</text:span></text:p>
      <text:p text:style-name="P6">        <text:span text:style-name="T2">{"T105", 250.00, "Dep.", "2025-11-24", 1},</text:span></text:p>
      <text:p text:style-name="P6">        <text:span text:style-name="T2">{"T201", 100.00, "Ret.", "2025-11-25", 2}, // Monto igual: 100.00 (Order 2)</text:span></text:p>
      <text:p text:style-name="P6">        <text:span text:style-name="T2">{"T100", 750.50, "Dep.", "2025-11-25", 3},</text:span></text:p>
      <text:p text:style-name="P6">        <text:span text:style-name="T2">{"T310", 100.00, "Com.", "2025-11-24", 4}, // Monto igual: 100.00 (Order 4)</text:span></text:p>
      <text:p text:style-name="P6">        <text:span text:style-name="T2">{"T050", 400.00, "Ret.", "2025-11-23", 5}</text:span></text:p>
      <text:p text:style-name="P6">    <text:span text:style-name="T2">};</text:span></text:p>
      <text:p text:style-name="P6">    </text:p>
      <text:p text:style-name="P6">    <text:span text:style-name="T2">int n = sizeof(transactions) / sizeof(transactions[0]);</text:span></text:p>
      <text:p text:style-name="P5"/>
      <text:p text:style-name="P6">    <text:span text:style-name="T2">cout &lt;&lt; "--- Estado Inicial del Arreglo de Transacciones ---\n";</text:span></text:p>
      <text:p text:style-name="P6">    <text:span text:style-name="T2">imprimirArray(transactions, n);</text:span></text:p>
      <text:p text:style-name="P5"/>
      <text:p text:style-name="P6">    <text:span text:style-name="T2">// Aplicar Insertion Sort (ordenando por monto)</text:span></text:p>
      <text:p text:style-name="P6">    <text:span text:style-name="T2">insertionSort(transactions, n);</text:span></text:p>
      <text:p text:style-name="P5"/>
      <text:p text:style-name="P6">    <text:span text:style-name="T2">cout &lt;&lt; "\n--- Estado Final del Arreglo (Ordenado por Monto) ---\n";</text:span></text:p>
      <text:p text:style-name="P6">    <text:span text:style-name="T2">imprimirArray(transactions, n);</text:span></text:p>
      <text:p text:style-name="P6">    </text:p>
      <text:p text:style-name="P6">    <text:span text:style-name="T2">cout &lt;&lt; "\nVerificación de Estabilidad:\n";</text:span></text:p>
      <text:p text:style-name="P6">    <text:span text:style-name="T2">cout &lt;&lt; "Las transacciones con Monto = $100.00 (T201 y T310) mantuvieron su orden original:\n";</text:span></text:p>
      <text:p text:style-name="P6">    <text:span text:style-name="T2">cout &lt;&lt; "  - T201 (Order 2) aparece antes que T310 (Order 4).\n";</text:span></text:p>
      <text:p text:style-name="P6">    <text:span text:style-name="T2">cout &lt;&lt; "Esto confirma la estabilidad del Insertion Sort.\n";</text:span></text:p>
      <text:p text:style-name="P15"/>
      <text:p text:style-name="P6">    <text:span text:style-name="T2">return 0;</text:span></text:p>
      <text:p text:style-name="P4">}</text:p>
      <text:p text:style-name="P5"/>
      <text:p text:style-name="P4">/*Preservación de la Estabilidad (monto igual):</text:p>
      <text:p text:style-name="P6"> <text:span text:style-name="T2">El algoritmo Insertion Sort es naturalmente estable porque:</text:span></text:p>
      <text:p text:style-name="P6"> <text:span text:style-name="T2">La condición de comparación es estricta: `arr[j].monto &gt; key.monto`.</text:span></text:p>
      <text:p text:style-name="P5"/>
      <text:p text:style-name="P6"> <text:span text:style-name="T2">Si dos elementos tienen el mismo monto (`arr[j].monto == key.monto`), la condición es falsa, </text:span></text:p>
      <text:p text:style-name="P6"> <text:span text:style-name="T2">y la clave (`key`) se inserta después del elemento igual (`arr[j]`).</text:span></text:p>
      <text:p text:style-name="P5"/>
      <text:p text:style-name="P6"> <text:span text:style-name="T2">Esto garantiza que si el elemento A estaba antes que el elemento B en el arreglo original y </text:span></text:p>
      <text:p text:style-name="P6"> <text:span text:style-name="T2">`monto(A) == monto(B)`, A seguirá estando antes que B en el arreglo ordenado, cumpliendo con la definición de estabilidad.</text:span></text:p>
      <text:p text:style-name="P5"/>
      <text:p text:style-name="P4">Implicaciones en aplicaciones reales:</text:p>
      <text:p text:style-name="P4">Clasificación Secundaria: Si ordenas por 'monto' y luego por 'fecha' (en el orden original), </text:p>
      <text:p text:style-name="P4"><text:soft-page-break/>un algoritmo estable asegura que las transacciones con el mismo monto mantengan el orden de 'fecha' que tenían antes.</text:p>
      <text:p text:style-name="P4">Auditoría: Permite al sistema mantener el orden cronológico o de ingreso (nuestro campo `order`) </text:p>
      <text:p text:style-name="P4">dentro de grupos de datos idénticos.*/</text:p>
      <text:p text:style-name="P12"/>
      <text:p text:style-name="P1">EJERCICIO 3</text:p>
      <text:p text:style-name="P16">Producto.h</text:p>
      <text:p text:style-name="P17">#pragma once</text:p>
      <text:p text:style-name="P5"/>
      <text:p text:style-name="P4">#include &lt;iostream&gt;</text:p>
      <text:p text:style-name="P4">#include &lt;string&gt;</text:p>
      <text:p text:style-name="P4">#include &lt;iomanip&gt;</text:p>
      <text:p text:style-name="P4">#include &lt;vector&gt;</text:p>
      <text:p text:style-name="P5"/>
      <text:p text:style-name="P4">struct Producto {</text:p>
      <text:p text:style-name="P6">    <text:span text:style-name="T2">int codigo;</text:span></text:p>
      <text:p text:style-name="P6">    <text:span text:style-name="T2">std::string descripcion;</text:span></text:p>
      <text:p text:style-name="P6">    <text:span text:style-name="T2">std::string categoria;</text:span></text:p>
      <text:p text:style-name="P6">    <text:span text:style-name="T2">double peso;</text:span></text:p>
      <text:p text:style-name="P6">    <text:span text:style-name="T2">double precio;</text:span></text:p>
      <text:p text:style-name="P5"/>
      <text:p text:style-name="P6">    <text:span text:style-name="T2">void print() const {</text:span></text:p>
      <text:p text:style-name="P6">        <text:span text:style-name="T2">std::cout &lt;&lt; "|" &lt;&lt; std::setw(8) &lt;&lt; std::left &lt;&lt; codigo</text:span></text:p>
      <text:p text:style-name="P6">                  <text:span text:style-name="T2">&lt;&lt; "|" &lt;&lt; std::setw(15) &lt;&lt; std::left &lt;&lt; descripcion</text:span></text:p>
      <text:p text:style-name="P6">                  <text:span text:style-name="T2">&lt;&lt; "|" &lt;&lt; std::setw(12) &lt;&lt; std::left &lt;&lt; categoria</text:span></text:p>
      <text:p text:style-name="P6">                  <text:span text:style-name="T2">&lt;&lt; "|" &lt;&lt; std::setw(7) &lt;&lt; std::right &lt;&lt; std::fixed &lt;&lt; std::setprecision(2) &lt;&lt; peso</text:span></text:p>
      <text:p text:style-name="P6">                  <text:span text:style-name="T2">&lt;&lt; "|" &lt;&lt; std::setw(7) &lt;&lt; std::right &lt;&lt; std::fixed &lt;&lt; std::setprecision(2) &lt;&lt; precio &lt;&lt; "|";</text:span></text:p>
      <text:p text:style-name="P6">    <text:span text:style-name="T2">}</text:span></text:p>
      <text:p text:style-name="P4">};</text:p>
      <text:p text:style-name="P5"/>
      <text:p text:style-name="P4">template &lt;typename T&gt;</text:p>
      <text:p text:style-name="P4">void printArray(const std::vector&lt;T&gt;&amp; arr) {</text:p>
      <text:p text:style-name="P6">    <text:span text:style-name="T2">std::cout &lt;&lt; "+--------+---------------+------------+-------+-------+\n";</text:span></text:p>
      <text:p text:style-name="P6">    <text:span text:style-name="T2">std::cout &lt;&lt; "| Código | Descripción   | Categoría  | Peso  | Precio|\n";</text:span></text:p>
      <text:p text:style-name="P6">    <text:span text:style-name="T2">std::cout &lt;&lt; "+--------+---------------+------------+-------+-------+\n";</text:span></text:p>
      <text:p text:style-name="P6">    <text:span text:style-name="T2">for (const auto&amp; item : arr) {</text:span></text:p>
      <text:p text:style-name="P6">        <text:span text:style-name="T2">item.print();</text:span></text:p>
      <text:p text:style-name="P6">        <text:span text:style-name="T2">std::cout &lt;&lt; "\n";</text:span></text:p>
      <text:p text:style-name="P6">    <text:span text:style-name="T2">}</text:span></text:p>
      <text:p text:style-name="P6">    <text:span text:style-name="T2">std::cout &lt;&lt; "+--------+---------------+------------+-------+-------+\n";</text:span></text:p>
      <text:p text:style-name="P4">}</text:p>
      <text:p text:style-name="P15"/>
      <text:p text:style-name="P4">int totalComparaciones = 0;</text:p>
      <text:p text:style-name="P5"/>
      <text:p text:style-name="P4">bool esMenor(const Producto&amp; prod1, const Producto&amp; prod2, int&amp; compCount) {</text:p>
      <text:p text:style-name="P6"><text:soft-page-break/>    <text:span text:style-name="T2">compCount++; </text:span></text:p>
      <text:p text:style-name="P6">    <text:span text:style-name="T2">if (prod1.categoria != prod2.categoria) {</text:span></text:p>
      <text:p text:style-name="P6">        <text:span text:style-name="T2">return prod1.categoria &lt; prod2.categoria;</text:span></text:p>
      <text:p text:style-name="P6">    <text:span text:style-name="T2">}</text:span></text:p>
      <text:p text:style-name="P5"/>
      <text:p text:style-name="P6">    <text:span text:style-name="T2">compCount++;</text:span></text:p>
      <text:p text:style-name="P6">    <text:span text:style-name="T2">if (prod1.precio != prod2.precio) {</text:span></text:p>
      <text:p text:style-name="P6">       </text:p>
      <text:p text:style-name="P6">        <text:span text:style-name="T2">return prod1.precio &lt; prod2.precio;</text:span></text:p>
      <text:p text:style-name="P6">    <text:span text:style-name="T2">}</text:span></text:p>
      <text:p text:style-name="P5"/>
      <text:p text:style-name="P6">    <text:span text:style-name="T2">compCount++; </text:span></text:p>
      <text:p text:style-name="P6">    <text:span text:style-name="T2">return prod1.peso &lt; prod2.peso;</text:span></text:p>
      <text:p text:style-name="P4">}</text:p>
      <text:p text:style-name="P5"/>
      <text:p text:style-name="P4">template &lt;typename T&gt;</text:p>
      <text:p text:style-name="P4">void selectionSort(std::vector&lt;T&gt;&amp; arr) {</text:p>
      <text:p text:style-name="P6">    <text:span text:style-name="T2">int n = arr.size();</text:span></text:p>
      <text:p text:style-name="P6">    </text:p>
      <text:p text:style-name="P6">    <text:span text:style-name="T2">std::cout &lt;&lt; "\n======================================================================\n";</text:span></text:p>
      <text:p text:style-name="P6">    <text:span text:style-name="T2">std::cout &lt;&lt; "      INICIO DE ORDENAMIENTO (SELECTION SORT CON CRITERIO COMPUESTO)    \n";</text:span></text:p>
      <text:p text:style-name="P6">    <text:span text:style-name="T2">std::cout &lt;&lt; "======================================================================\n";</text:span></text:p>
      <text:p text:style-name="P5"/>
      <text:p text:style-name="P6">    <text:span text:style-name="T2">for (int i = 0; i &lt; n - 1; ++i) {</text:span></text:p>
      <text:p text:style-name="P6">        <text:span text:style-name="T2">int min_idx = i;</text:span></text:p>
      <text:p text:style-name="P6">        <text:span text:style-name="T2">int compCount = 0;</text:span></text:p>
      <text:p text:style-name="P6">        <text:span text:style-name="T2">bool intercambioOcurrido = false;</text:span></text:p>
      <text:p text:style-name="P5"/>
      <text:p text:style-name="P6">        <text:span text:style-name="T2">std::cout &lt;&lt; "\n--- Pasada " &lt;&lt; (i + 1) &lt;&lt; " (Buscando el mínimo desde el índice " &lt;&lt; i &lt;&lt; ") ---\n";</text:span></text:p>
      <text:p text:style-name="P5"/>
      <text:p text:style-name="P6">        <text:span text:style-name="T2">for (int j = i + 1; j &lt; n; ++j) {</text:span></text:p>
      <text:p text:style-name="P6">            <text:span text:style-name="T2">// Implementar la comparación compuesta</text:span></text:p>
      <text:p text:style-name="P6">            <text:span text:style-name="T2">if (esMenor(arr[j], arr[min_idx], compCount)) {</text:span></text:p>
      <text:p text:style-name="P6">                <text:span text:style-name="T2">min_idx = j; // Nueva posición del mínimo</text:span></text:p>
      <text:p text:style-name="P6">            <text:span text:style-name="T2">}</text:span></text:p>
      <text:p text:style-name="P6">        <text:span text:style-name="T2">}</text:span></text:p>
      <text:p text:style-name="P6">        <text:span text:style-name="T2">totalComparaciones += compCount;</text:span></text:p>
      <text:p text:style-name="P5"/>
      <text:p text:style-name="P6">        <text:span text:style-name="T2">std::cout &lt;&lt; "  -&gt; Búsqueda del Mínimo: " &lt;&lt; compCount &lt;&lt; " comparaciones necesarias.\n";</text:span></text:p>
      <text:p text:style-name="P6">        <text:span text:style-name="T2">std::cout &lt;&lt; "  -&gt; La posición del Mínimo encontrado es: " &lt;&lt; min_idx &lt;&lt; ".\n";</text:span></text:p>
      <text:p text:style-name="P6">        </text:p>
      <text:p text:style-name="P6">        <text:span text:style-name="T2">if (min_idx != i) {</text:span></text:p>
      <text:p text:style-name="P6">            <text:span text:style-name="T2">std::swap(arr[i], arr[min_idx]); </text:span></text:p>
      <text:p text:style-name="P6">            <text:span text:style-name="T2">intercambioOcurrido = true;</text:span></text:p>
      <text:p text:style-name="P6">        <text:span text:style-name="T2">}</text:span></text:p>
      <text:p text:style-name="P5"><text:soft-page-break/></text:p>
      <text:p text:style-name="P6">        <text:span text:style-name="T2">std::cout &lt;&lt; "  -&gt; ¿Ocurrió un intercambio? " &lt;&lt; (intercambioOcurrido ? "SÍ" : "NO") &lt;&lt; ".\n";</text:span></text:p>
      <text:p text:style-name="P6">        </text:p>
      <text:p text:style-name="P6">        <text:span text:style-name="T2">std::cout &lt;&lt; "\nEstado del Vector tras la Pasada " &lt;&lt; (i + 1) &lt;&lt; ":\n";</text:span></text:p>
      <text:p text:style-name="P6">        <text:span text:style-name="T2">printArray(arr);</text:span></text:p>
      <text:p text:style-name="P6">    <text:span text:style-name="T2">}</text:span></text:p>
      <text:p text:style-name="P6">    </text:p>
      <text:p text:style-name="P6">    <text:span text:style-name="T2">// Análisis final</text:span></text:p>
      <text:p text:style-name="P6">    <text:span text:style-name="T2">std::cout &lt;&lt; "\n======================================================================\n";</text:span></text:p>
      <text:p text:style-name="P6">    <text:span text:style-name="T2">std::cout &lt;&lt; "                          ANÁLISIS FINAL\n";</text:span></text:p>
      <text:p text:style-name="P6">    <text:span text:style-name="T2">std::cout &lt;&lt; "======================================================================\n";</text:span></text:p>
      <text:p text:style-name="P6">    <text:span text:style-name="T2">std::cout &lt;&lt; "Total de Comparaciones (Contando los 3 niveles): " &lt;&lt; totalComparaciones &lt;&lt; "\n";</text:span></text:p>
      <text:p text:style-name="P6">    <text:span text:style-name="T2">std::cout &lt;&lt; "Total de Intercambios realizados: " &lt;&lt; n - 1 &lt;&lt; " (Siempre ocurre uno por pasada, a menos que el mínimo ya esté en su lugar, pero la lógica de Selection Sort es hacer a lo sumo N-1 intercambios).\n";</text:span></text:p>
      <text:p text:style-name="P5"/>
      <text:p text:style-name="P4">}</text:p>
      <text:p text:style-name="P4"/>
      <text:p text:style-name="P16">main.cpp</text:p>
      <text:p text:style-name="P4">#include &lt;iostream&gt;</text:p>
      <text:p text:style-name="P4">#include &lt;locale.h&gt;</text:p>
      <text:p text:style-name="P4">#include &lt;vector&gt;</text:p>
      <text:p text:style-name="P4">#include "Producto.h"</text:p>
      <text:p text:style-name="P5"/>
      <text:p text:style-name="P4">using namespace std;</text:p>
      <text:p text:style-name="P5"/>
      <text:p text:style-name="P4">int main() {</text:p>
      <text:p text:style-name="P6">    <text:span text:style-name="T2">setlocale(LC_CTYPE, "Spanish");</text:span></text:p>
      <text:p text:style-name="P5"/>
      <text:p text:style-name="P6">    <text:span text:style-name="T2">std::vector&lt;Producto&gt; productos = {</text:span></text:p>
      <text:p text:style-name="P6">        <text:span text:style-name="T2">{101, "Leche", "Lacteo", 1.05, 3.50}, </text:span></text:p>
      <text:p text:style-name="P6">        <text:span text:style-name="T2">{204, "Jugo Naranja", "Bebida", 0.50, 2.00}, </text:span></text:p>
      <text:p text:style-name="P6">        <text:span text:style-name="T2">{310, "Yogurt", "Lacteo", 0.30, 1.20}, </text:span></text:p>
      <text:p text:style-name="P6">        <text:span text:style-name="T2">{402, "Queso", "Lacteo", 0.40, 1.20}, </text:span></text:p>
      <text:p text:style-name="P6">        <text:span text:style-name="T2">{507, "Agua 1L", "Bebida", 1.10, 2.00}  </text:span></text:p>
      <text:p text:style-name="P6">    <text:span text:style-name="T2">};</text:span></text:p>
      <text:p text:style-name="P6">    </text:p>
      <text:p text:style-name="P6">    <text:span text:style-name="T2">cout &lt;&lt; "--- Estado Inicial del Vector de Productos ---\n";</text:span></text:p>
      <text:p text:style-name="P6">    <text:span text:style-name="T2">printArray(productos);</text:span></text:p>
      <text:p text:style-name="P5"/>
      <text:p text:style-name="P6">    <text:span text:style-name="T2">selectionSort(productos);</text:span></text:p>
      <text:p text:style-name="P5"/>
      <text:p text:style-name="P6">    <text:span text:style-name="T2">cout &lt;&lt; "\n--- Estado Final del Vector (Ordenado: Categoría -&gt; Precio -&gt; Peso) ---\n";</text:span></text:p>
      <text:p text:style-name="P6">    <text:span text:style-name="T2">printArray(productos);</text:span></text:p>
      <text:p text:style-name="P5"/>
      <text:p text:style-name="P6"><text:soft-page-break/>    <text:span text:style-name="T2">return 0;</text:span></text:p>
      <text:p text:style-name="P4">}</text:p>
      <text:p text:style-name="P5"/>
      <text:p text:style-name="P4">/*Selection Sort es ideal para registros 'pesados' (grandes estructuras) porque minimiza el costo de movimiento.</text:p>
      <text:p text:style-name="P5"/>
      <text:p text:style-name="P4">Mínimo Movimiento: Realiza exactamente $N-1$ intercambios (en el peor y mejor caso, donde $N$ es el tamaño del arreglo).</text:p>
      <text:p text:style-name="P4">Costo de Movimiento: Aunque el intercambio es costoso porque mueve el registro completo, este costo solo se paga una vez </text:p>
      <text:p text:style-name="P4">por pasada.</text:p>
      <text:p text:style-name="P4">Costo de Comparación: El costo de las comparaciones O(N^2)S sigue siendo alto, pero en escenarios donde </text:p>
      <text:p text:style-name="P4">el movimiento es mucho más costoso que la comparación, Selection Sort es la mejor opción cuadrática.*/</text:p>
      <text:p text:style-name="P4"/>
      <text:p text:style-name="P1">EJERCICIO 4</text:p>
      <text:p text:style-name="P16">Libro.h</text:p>
      <text:p text:style-name="P17">#pragma once</text:p>
      <text:p text:style-name="P5"/>
      <text:p text:style-name="P4">#include &lt;iostream&gt;</text:p>
      <text:p text:style-name="P4">#include &lt;string&gt;</text:p>
      <text:p text:style-name="P4">#include &lt;iomanip&gt;</text:p>
      <text:p text:style-name="P5"/>
      <text:p text:style-name="P4">struct Libro {</text:p>
      <text:p text:style-name="P6">    <text:span text:style-name="T2">std::string titulo;</text:span></text:p>
      <text:p text:style-name="P6">    <text:span text:style-name="T2">std::string autor;</text:span></text:p>
      <text:p text:style-name="P6">    <text:span text:style-name="T2">int anio;</text:span></text:p>
      <text:p text:style-name="P6">    <text:span text:style-name="T2">std::string ISBN;</text:span></text:p>
      <text:p text:style-name="P5"/>
      <text:p text:style-name="P6">    <text:span text:style-name="T2">void print() const {</text:span></text:p>
      <text:p text:style-name="P6">        <text:span text:style-name="T2">std::cout &lt;&lt; "[Autor: " &lt;&lt; std::setw(15) &lt;&lt; std::left &lt;&lt; autor </text:span></text:p>
      <text:p text:style-name="P6">                  <text:span text:style-name="T2">&lt;&lt; "| Año: " &lt;&lt; std::setw(4) &lt;&lt; anio </text:span></text:p>
      <text:p text:style-name="P6">                  <text:span text:style-name="T2">&lt;&lt; "| Título: " &lt;&lt; std::setw(25) &lt;&lt; std::left &lt;&lt; titulo &lt;&lt; "]";</text:span></text:p>
      <text:p text:style-name="P6">    <text:span text:style-name="T2">}</text:span></text:p>
      <text:p text:style-name="P4">};</text:p>
      <text:p text:style-name="P5"/>
      <text:p text:style-name="P4">struct Nodo {</text:p>
      <text:p text:style-name="P6">    <text:span text:style-name="T2">Libro data;</text:span></text:p>
      <text:p text:style-name="P6">    <text:span text:style-name="T2">Nodo* prev;</text:span></text:p>
      <text:p text:style-name="P6">    <text:span text:style-name="T2">Nodo* next;</text:span></text:p>
      <text:p text:style-name="P6">    </text:p>
      <text:p text:style-name="P6">    <text:span text:style-name="T2">Nodo(const Libro&amp; l) : data(l), prev(nullptr), next(nullptr) {}</text:span></text:p>
      <text:p text:style-name="P4">};</text:p>
      <text:p text:style-name="P5"/>
      <text:p text:style-name="P4">int totalComparaciones = 0;</text:p>
      <text:p text:style-name="P4">int totalMovimientosPunteros = 0;</text:p>
      <text:p text:style-name="P4">int totalNodosIntercambiados = 0;</text:p>
      <text:p text:style-name="P5"><text:soft-page-break/></text:p>
      <text:p text:style-name="P4">bool esMenor(const Libro&amp; l1, const Libro&amp; l2) {</text:p>
      <text:p text:style-name="P6">    <text:span text:style-name="T2">totalComparaciones++;</text:span></text:p>
      <text:p text:style-name="P5"/>
      <text:p text:style-name="P6">    <text:span text:style-name="T2">if (l1.autor != l2.autor) {</text:span></text:p>
      <text:p text:style-name="P6">        <text:span text:style-name="T2">return l1.autor &lt; l2.autor;</text:span></text:p>
      <text:p text:style-name="P6">    <text:span text:style-name="T2">}</text:span></text:p>
      <text:p text:style-name="P5"/>
      <text:p text:style-name="P6">    <text:span text:style-name="T2">return l1.anio &lt; l2.anio;</text:span></text:p>
      <text:p text:style-name="P4">}</text:p>
      <text:p text:style-name="P5"/>
      <text:p text:style-name="P4">class ListaDoble {</text:p>
      <text:p text:style-name="P4">private:</text:p>
      <text:p text:style-name="P6">    <text:span text:style-name="T2">Nodo* head;</text:span></text:p>
      <text:p text:style-name="P6">    <text:span text:style-name="T2">Nodo* tail;</text:span></text:p>
      <text:p text:style-name="P5"/>
      <text:p text:style-name="P6">    <text:span text:style-name="T2">void swapNodes(Nodo* n1, Nodo* n2) {</text:span></text:p>
      <text:p text:style-name="P6">        <text:span text:style-name="T2">if (n1 == n2) return;</text:span></text:p>
      <text:p text:style-name="P5"/>
      <text:p text:style-name="P6">        <text:span text:style-name="T2">totalMovimientosPunteros += 8; </text:span></text:p>
      <text:p text:style-name="P6">        <text:span text:style-name="T2">totalNodosIntercambiados++;</text:span></text:p>
      <text:p text:style-name="P5"/>
      <text:p text:style-name="P6">        <text:span text:style-name="T2">Nodo* n1_prev = n1-&gt;prev;</text:span></text:p>
      <text:p text:style-name="P6">        <text:span text:style-name="T2">Nodo* n1_next = n1-&gt;next;</text:span></text:p>
      <text:p text:style-name="P6">        </text:p>
      <text:p text:style-name="P6">        <text:span text:style-name="T2">Nodo* n2_prev = n2-&gt;prev;</text:span></text:p>
      <text:p text:style-name="P6">        <text:span text:style-name="T2">Nodo* n2_next = n2-&gt;next;</text:span></text:p>
      <text:p text:style-name="P5"/>
      <text:p text:style-name="P6">        <text:span text:style-name="T2">if (n1_next == n2) {</text:span></text:p>
      <text:p text:style-name="P6">            <text:span text:style-name="T2">if (n1_prev) n1_prev-&gt;next = n2; else head = n2;</text:span></text:p>
      <text:p text:style-name="P6">            <text:span text:style-name="T2">n2-&gt;prev = n1_prev;</text:span></text:p>
      <text:p text:style-name="P5"/>
      <text:p text:style-name="P6">            <text:span text:style-name="T2">n2-&gt;next = n1;</text:span></text:p>
      <text:p text:style-name="P6">            <text:span text:style-name="T2">n1-&gt;prev = n2;</text:span></text:p>
      <text:p text:style-name="P5"/>
      <text:p text:style-name="P6">            <text:span text:style-name="T2">n1-&gt;next = n2_next;</text:span></text:p>
      <text:p text:style-name="P6">            <text:span text:style-name="T2">if (n2_next) n2_next-&gt;prev = n1; else tail = n1;</text:span></text:p>
      <text:p text:style-name="P6">        <text:span text:style-name="T2">} </text:span></text:p>
      <text:p text:style-name="P6">        <text:span text:style-name="T2">else {</text:span></text:p>
      <text:p text:style-name="P6">            <text:span text:style-name="T2">if (n1_prev) n1_prev-&gt;next = n2; else head = n2;</text:span></text:p>
      <text:p text:style-name="P6">            <text:span text:style-name="T2">if (n1_next) n1_next-&gt;prev = n2;</text:span></text:p>
      <text:p text:style-name="P5"/>
      <text:p text:style-name="P6">            <text:span text:style-name="T2">if (n2_prev) n2_prev-&gt;next = n1; else head = n1;</text:span></text:p>
      <text:p text:style-name="P6">            <text:span text:style-name="T2">if (n2_next) n2_next-&gt;prev = n1;</text:span></text:p>
      <text:p text:style-name="P5"/>
      <text:p text:style-name="P6">            <text:span text:style-name="T2">n1-&gt;next = n2_next;</text:span></text:p>
      <text:p text:style-name="P6">            <text:span text:style-name="T2">n1-&gt;prev = n2_prev;</text:span></text:p>
      <text:p text:style-name="P6">            <text:span text:style-name="T2">n2-&gt;next = n1_next;</text:span></text:p>
      <text:p text:style-name="P6">            <text:span text:style-name="T2">n2-&gt;prev = n1_prev;</text:span></text:p>
      <text:p text:style-name="P6">        <text:span text:style-name="T2">}</text:span></text:p>
      <text:p text:style-name="P5"/>
      <text:p text:style-name="P6"><text:soft-page-break/>        <text:span text:style-name="T2">if (!head) head = n1;</text:span></text:p>
      <text:p text:style-name="P6">        <text:span text:style-name="T2">while (tail &amp;&amp; tail-&gt;next) tail = tail-&gt;next;</text:span></text:p>
      <text:p text:style-name="P6">        </text:p>
      <text:p text:style-name="P6">        <text:span text:style-name="T2">std::cout &lt;&lt; " \n";</text:span></text:p>
      <text:p text:style-name="P6">    <text:span text:style-name="T2">}</text:span></text:p>
      <text:p text:style-name="P5"/>
      <text:p text:style-name="P4">public:</text:p>
      <text:p text:style-name="P6">    <text:span text:style-name="T2">ListaDoble() : head(nullptr), tail(nullptr) {}</text:span></text:p>
      <text:p text:style-name="P6">    <text:span text:style-name="T2">~ListaDoble() { }</text:span></text:p>
      <text:p text:style-name="P5"/>
      <text:p text:style-name="P6">    <text:span text:style-name="T2">void add(const Libro&amp; l) {</text:span></text:p>
      <text:p text:style-name="P6">        <text:span text:style-name="T2">Nodo* newNode = new Nodo(l);</text:span></text:p>
      <text:p text:style-name="P6">        <text:span text:style-name="T2">if (!head) {</text:span></text:p>
      <text:p text:style-name="P6">            <text:span text:style-name="T2">head = tail = newNode;</text:span></text:p>
      <text:p text:style-name="P6">        <text:span text:style-name="T2">} else {</text:span></text:p>
      <text:p text:style-name="P6">            <text:span text:style-name="T2">tail-&gt;next = newNode;</text:span></text:p>
      <text:p text:style-name="P6">            <text:span text:style-name="T2">newNode-&gt;prev = tail;</text:span></text:p>
      <text:p text:style-name="P6">            <text:span text:style-name="T2">tail = newNode;</text:span></text:p>
      <text:p text:style-name="P6">        <text:span text:style-name="T2">}</text:span></text:p>
      <text:p text:style-name="P6">    <text:span text:style-name="T2">}</text:span></text:p>
      <text:p text:style-name="P5"/>
      <text:p text:style-name="P6">    <text:span text:style-name="T2">void print() const {</text:span></text:p>
      <text:p text:style-name="P6">        <text:span text:style-name="T2">Nodo* current = head;</text:span></text:p>
      <text:p text:style-name="P6">        <text:span text:style-name="T2">if (!current) {</text:span></text:p>
      <text:p text:style-name="P6">            <text:span text:style-name="T2">std::cout &lt;&lt; "Lista vacía.\n";</text:span></text:p>
      <text:p text:style-name="P6">            <text:span text:style-name="T2">return;</text:span></text:p>
      <text:p text:style-name="P6">        <text:span text:style-name="T2">}</text:span></text:p>
      <text:p text:style-name="P6">        <text:span text:style-name="T2">while (current != nullptr) {</text:span></text:p>
      <text:p text:style-name="P6">            <text:span text:style-name="T2">current-&gt;data.print();</text:span></text:p>
      <text:p text:style-name="P6">            <text:span text:style-name="T2">if (current-&gt;next) {</text:span></text:p>
      <text:p text:style-name="P6">                <text:span text:style-name="T2">std::cout &lt;&lt; " &lt;=&gt; \n";</text:span></text:p>
      <text:p text:style-name="P6">            <text:span text:style-name="T2">}</text:span></text:p>
      <text:p text:style-name="P6">            <text:span text:style-name="T2">current = current-&gt;next;</text:span></text:p>
      <text:p text:style-name="P6">        <text:span text:style-name="T2">}</text:span></text:p>
      <text:p text:style-name="P6">        <text:span text:style-name="T2">std::cout &lt;&lt; " &lt;=&gt; NULL\n";</text:span></text:p>
      <text:p text:style-name="P6">    <text:span text:style-name="T2">}</text:span></text:p>
      <text:p text:style-name="P5"/>
      <text:p text:style-name="P6">    <text:span text:style-name="T2">void selectionSort() {</text:span></text:p>
      <text:p text:style-name="P6">        <text:span text:style-name="T2">if (!head || !head-&gt;next) return;</text:span></text:p>
      <text:p text:style-name="P5"/>
      <text:p text:style-name="P6">        <text:span text:style-name="T2">Nodo* i = head;</text:span></text:p>
      <text:p text:style-name="P6">        <text:span text:style-name="T2">int pass = 1;</text:span></text:p>
      <text:p text:style-name="P5"/>
      <text:p text:style-name="P6">        <text:span text:style-name="T2">std::cout &lt;&lt; "\n==========================================================\n";</text:span></text:p>
      <text:p text:style-name="P6">        <text:span text:style-name="T2">std::cout &lt;&lt; "       INICIO DE ORDENAMIENTO (SELECTION SORT DOBLE)       \n";</text:span></text:p>
      <text:p text:style-name="P6">        <text:span text:style-name="T2">std::cout &lt;&lt; "==========================================================\n";</text:span></text:p>
      <text:p text:style-name="P5"/>
      <text:p text:style-name="P6">        <text:span text:style-name="T2">while (i-&gt;next != nullptr) {</text:span></text:p>
      <text:p text:style-name="P6"><text:soft-page-break/>            <text:span text:style-name="T2">Nodo* minNode = i;</text:span></text:p>
      <text:p text:style-name="P6">            <text:span text:style-name="T2">Nodo* j = i-&gt;next;</text:span></text:p>
      <text:p text:style-name="P5"/>
      <text:p text:style-name="P6">            <text:span text:style-name="T2">std::cout &lt;&lt; "\n--- Pasada " &lt;&lt; pass &lt;&lt; " (Buscando el mínimo desde: ";</text:span></text:p>
      <text:p text:style-name="P6">            <text:span text:style-name="T2">i-&gt;data.print();</text:span></text:p>
      <text:p text:style-name="P6">            <text:span text:style-name="T2">std::cout &lt;&lt; " ) ---\n";</text:span></text:p>
      <text:p text:style-name="P6">            </text:p>
      <text:p text:style-name="P6">            <text:span text:style-name="T2">while (j != nullptr) {</text:span></text:p>
      <text:p text:style-name="P6">                <text:span text:style-name="T2">if (esMenor(j-&gt;data, minNode-&gt;data)) {</text:span></text:p>
      <text:p text:style-name="P6">                    <text:span text:style-name="T2">minNode = j;</text:span></text:p>
      <text:p text:style-name="P6">                <text:span text:style-name="T2">}</text:span></text:p>
      <text:p text:style-name="P6">                <text:span text:style-name="T2">j = j-&gt;next;</text:span></text:p>
      <text:p text:style-name="P6">            <text:span text:style-name="T2">}</text:span></text:p>
      <text:p text:style-name="P5"/>
      <text:p text:style-name="P6">            <text:span text:style-name="T2">if (minNode != i) {</text:span></text:p>
      <text:p text:style-name="P6">                <text:span text:style-name="T2">std::cout &lt;&lt; "  -&gt; Mínimo encontrado: ";</text:span></text:p>
      <text:p text:style-name="P6">                <text:span text:style-name="T2">minNode-&gt;data.print();</text:span></text:p>
      <text:p text:style-name="P6">                <text:span text:style-name="T2">std::cout &lt;&lt; "\n";</text:span></text:p>
      <text:p text:style-name="P6">                </text:p>
      <text:p text:style-name="P6">                <text:span text:style-name="T2">swapNodes(i, minNode);</text:span></text:p>
      <text:p text:style-name="P5"/>
      <text:p text:style-name="P6">                <text:span text:style-name="T2">i = minNode; </text:span></text:p>
      <text:p text:style-name="P6">            <text:span text:style-name="T2">} else {</text:span></text:p>
      <text:p text:style-name="P6">                <text:span text:style-name="T2">std::cout &lt;&lt; "  -&gt; Mínimo es el nodo actual. No hay intercambio.\n";</text:span></text:p>
      <text:p text:style-name="P6">            <text:span text:style-name="T2">}</text:span></text:p>
      <text:p text:style-name="P5"/>
      <text:p text:style-name="P6">            <text:span text:style-name="T2">i = i-&gt;next; </text:span></text:p>
      <text:p text:style-name="P6">            <text:span text:style-name="T2">pass++;</text:span></text:p>
      <text:p text:style-name="P6">            </text:p>
      <text:p text:style-name="P6">            <text:span text:style-name="T2">std::cout &lt;&lt; "----------------------------------------------------------\n";</text:span></text:p>
      <text:p text:style-name="P6">        <text:span text:style-name="T2">}</text:span></text:p>
      <text:p text:style-name="P6">    <text:span text:style-name="T2">}</text:span></text:p>
      <text:p text:style-name="P5"/>
      <text:p text:style-name="P6">    <text:span text:style-name="T2">void showFinalAnalysis() const {</text:span></text:p>
      <text:p text:style-name="P6">        <text:span text:style-name="T2">std::cout &lt;&lt; "\n==========================================================\n";</text:span></text:p>
      <text:p text:style-name="P6">        <text:span text:style-name="T2">std::cout &lt;&lt; "             ANÁLISIS FINAL DEL ALGORITMO             \n";</text:span></text:p>
      <text:p text:style-name="P6">        <text:span text:style-name="T2">std::cout &lt;&lt; "==========================================================\n";</text:span></text:p>
      <text:p text:style-name="P6">        </text:p>
      <text:p text:style-name="P6">        <text:span text:style-name="T2">std::cout &lt;&lt; "Registro de Operaciones:\n";</text:span></text:p>
      <text:p text:style-name="P6">        <text:span text:style-name="T2">std::cout &lt;&lt; std::setw(35) &lt;&lt; std::left &lt;&lt; "Total de Comparaciones realizadas:" &lt;&lt; totalComparaciones &lt;&lt; "\n";</text:span></text:p>
      <text:p text:style-name="P6">        <text:span text:style-name="T2">std::cout &lt;&lt; std::setw(35) &lt;&lt; std::left &lt;&lt; "Total de Nodos Intercambiados:" &lt;&lt; totalNodosIntercambiados &lt;&lt; "\n";</text:span></text:p>
      <text:p text:style-name="P6">        <text:span text:style-name="T2">std::cout &lt;&lt; std::setw(35) &lt;&lt; std::left &lt;&lt; "Total de Movimientos de Punteros:" &lt;&lt; totalMovimientosPunteros &lt;&lt; "\n";</text:span></text:p>
      <text:p text:style-name="P6"><text:soft-page-break/>        </text:p>
      <text:p text:style-name="P6">    <text:span text:style-name="T2">}</text:span></text:p>
      <text:p text:style-name="P6">    </text:p>
      <text:p text:style-name="P6">    <text:span text:style-name="T2">void showResultsTable() const {</text:span></text:p>
      <text:p text:style-name="P6">        <text:span text:style-name="T2">std::cout &lt;&lt; "\n--- Tabla de Resultados (Simulada) ---\n";</text:span></text:p>
      <text:p text:style-name="P6">        <text:span text:style-name="T2">std::cout &lt;&lt; "+-----------------------+---------------------+----------------------+\n";</text:span></text:p>
      <text:p text:style-name="P6">        <text:span text:style-name="T2">std::cout &lt;&lt; "| Intercambio #         | Comparaciones (Total)| Movimientos Punteros |\n";</text:span></text:p>
      <text:p text:style-name="P6">        <text:span text:style-name="T2">std::cout &lt;&lt; "+-----------------------+---------------------+----------------------+\n";</text:span></text:p>
      <text:p text:style-name="P6">        <text:span text:style-name="T2">std::cout &lt;&lt; "| Total                 | " &lt;&lt; std::setw(19) &lt;&lt; totalComparaciones &lt;&lt; " | " &lt;&lt; std::setw(20) &lt;&lt; totalMovimientosPunteros &lt;&lt; " |\n";</text:span></text:p>
      <text:p text:style-name="P6">        <text:span text:style-name="T2">std::cout &lt;&lt; "+-----------------------+---------------------+----------------------+\n";</text:span></text:p>
      <text:p text:style-name="P6">    <text:span text:style-name="T2">}</text:span></text:p>
      <text:p text:style-name="P4">};</text:p>
      <text:p text:style-name="P18"/>
      <text:p text:style-name="P16">main.cpp</text:p>
      <text:p text:style-name="P17">#include &lt;iostream&gt;</text:p>
      <text:p text:style-name="P4">#include &lt;locale.h&gt;</text:p>
      <text:p text:style-name="P4">#include "Libro.h"</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ListaDoble libros;</text:span></text:p>
      <text:p text:style-name="P5"/>
      <text:p text:style-name="P6">    <text:span text:style-name="T2">// Construir la lista con datos desordenados para probar la lógica de comparación y el swap</text:span></text:p>
      <text:p text:style-name="P6">    <text:span text:style-name="T2">cout &lt;&lt; "--- Construcción de la Lista Doblemente Enlazada ---\n";</text:span></text:p>
      <text:p text:style-name="P6">    <text:span text:style-name="T2">libros.add({"El Quijote", "Cervantes, M.", 1605, "1234"}); // A</text:span></text:p>
      <text:p text:style-name="P6">    <text:span text:style-name="T2">libros.add({"Cien Años", "García Márquez, G.", 1967, "5678"}); // B (Mínimo por Autor)</text:span></text:p>
      <text:p text:style-name="P6">    <text:span text:style-name="T2">libros.add({"La Odisea", "Homero", -800, "9012"}); // C</text:span></text:p>
      <text:p text:style-name="P6">    <text:span text:style-name="T2">libros.add({"El Amor", "García Márquez, G.", 1985, "3456"}); // D (Mismo Autor que B, Mayor Año)</text:span></text:p>
      <text:p text:style-name="P6">    <text:span text:style-name="T2">libros.add({"Fundacion", "Asimov, I.", 1951, "7890"}); // E</text:span></text:p>
      <text:p text:style-name="P5"/>
      <text:p text:style-name="P6">    <text:span text:style-name="T2">cout &lt;&lt; "Lista Original (Desordenada):\n";</text:span></text:p>
      <text:p text:style-name="P6">    <text:span text:style-name="T2">libros.print();</text:span></text:p>
      <text:p text:style-name="P5"/>
      <text:p text:style-name="P6">    <text:span text:style-name="T2">// Aplicar Selection Sort</text:span></text:p>
      <text:p text:style-name="P6">    <text:span text:style-name="T2">libros.selectionSort();</text:span></text:p>
      <text:p text:style-name="P5"/>
      <text:p text:style-name="P6">    <text:span text:style-name="T2">cout &lt;&lt; "\n--- Lista Final Ordenada (Autor -&gt; Año) ---\n";</text:span></text:p>
      <text:p text:style-name="P6"><text:soft-page-break/>    <text:span text:style-name="T2">libros.print();</text:span></text:p>
      <text:p text:style-name="P5"/>
      <text:p text:style-name="P6">    <text:span text:style-name="T2">// Presentar el análisis final y la tabla de resultados</text:span></text:p>
      <text:p text:style-name="P6">    <text:span text:style-name="T2">libros.showResultsTable();</text:span></text:p>
      <text:p text:style-name="P6">    <text:span text:style-name="T2">libros.showFinalAnalysis();</text:span></text:p>
      <text:p text:style-name="P5"/>
      <text:p text:style-name="P6">    <text:span text:style-name="T2">return 0;</text:span></text:p>
      <text:p text:style-name="P4">}</text:p>
      <text:p text:style-name="P5"/>
      <text:p text:style-name="P4">/*Ventajas de la Lista Doblemente Enlazada para Selection Sort:</text:p>
      <text:p text:style-name="P4">Simplificación del Intercambio (Relativa): Aunque la lógica de intercambio de nodos sigue siendo compleja, </text:p>
      <text:p text:style-name="P4">la presencia del puntero `prev` facilita re-enlazar los nodos vecinos. </text:p>
      <text:p text:style-name="P4">En una lista simple, re-enlazar el nodo anterior requeriría recorrer toda la lista desde el inicio para encontrarlo.</text:p>
      <text:p text:style-name="P5"/>
      <text:p text:style-name="P4">Acceso Bidireccional (Potencial): Permite recorrer la lista hacia adelante (`next`) para la búsqueda del mínimo y, </text:p>
      <text:p text:style-name="P4">si fuera necesario para una adaptación del algoritmo, retroceder (`prev`).</text:p>
      <text:p text:style-name="P4">Manipulación de Punteros Fija: A pesar de la complejidad, el intercambio de dos nodos requiere un número fijo </text:p>
      <text:p text:style-name="P4">(constante, O(1)) de re-asignaciones de punteros (generalmente 6-8 punteros) independientemente del tamaño de la lista, </text:p>
      <text:p text:style-name="P4">lo cual es más eficiente que el desplazamiento de registros completos en un arreglo pesado.*/</text:p>
      <text:p text:style-name="P16"/>
      <text:p text:style-name="P1">EJERCICIO 5</text:p>
      <text:p text:style-name="P16">ColaUsuario.h</text:p>
      <text:p text:style-name="P17">#pragma once</text:p>
      <text:p text:style-name="P5"/>
      <text:p text:style-name="P4">#include &lt;iostream&gt;</text:p>
      <text:p text:style-name="P4">#include &lt;vector&gt;</text:p>
      <text:p text:style-name="P4">#include &lt;string&gt;</text:p>
      <text:p text:style-name="P4">#include &lt;iomanip&gt;</text:p>
      <text:p text:style-name="P4">#include &lt;cmath&gt; </text:p>
      <text:p text:style-name="P4">#include &lt;algorithm&gt; </text:p>
      <text:p text:style-name="P5"/>
      <text:p text:style-name="P4">struct Usuario {</text:p>
      <text:p text:style-name="P6">    <text:span text:style-name="T2">std::string id_usuario;</text:span></text:p>
      <text:p text:style-name="P6">    <text:span text:style-name="T2">int tiempo_espera;      </text:span></text:p>
      <text:p text:style-name="P4">};</text:p>
      <text:p text:style-name="P5"/>
      <text:p text:style-name="P4">struct NodoCola {</text:p>
      <text:p text:style-name="P6">    <text:span text:style-name="T2">Usuario user;</text:span></text:p>
      <text:p text:style-name="P6">    <text:span text:style-name="T2">NodoCola* next;</text:span></text:p>
      <text:p text:style-name="P6">    <text:span text:style-name="T2">NodoCola(const Usuario&amp; u) : user(u), next(nullptr) {}</text:span></text:p>
      <text:p text:style-name="P4">};</text:p>
      <text:p text:style-name="P5"/>
      <text:p text:style-name="P4">class ColaUsuarios {</text:p>
      <text:p text:style-name="P4"><text:soft-page-break/>private:</text:p>
      <text:p text:style-name="P6">    <text:span text:style-name="T2">NodoCola* frente;</text:span></text:p>
      <text:p text:style-name="P6">    <text:span text:style-name="T2">NodoCola* final;</text:span></text:p>
      <text:p text:style-name="P6">    <text:span text:style-name="T2">int numUsuarios; </text:span></text:p>
      <text:p text:style-name="P5"/>
      <text:p text:style-name="P4">public:</text:p>
      <text:p text:style-name="P6">    <text:span text:style-name="T2">ColaUsuarios() : frente(nullptr), final(nullptr), numUsuarios(0) {}</text:span></text:p>
      <text:p text:style-name="P5"/>
      <text:p text:style-name="P6">    <text:span text:style-name="T2">int getNumUsuarios() const {</text:span></text:p>
      <text:p text:style-name="P6">        <text:span text:style-name="T2">return numUsuarios;</text:span></text:p>
      <text:p text:style-name="P6">    <text:span text:style-name="T2">}</text:span></text:p>
      <text:p text:style-name="P5"/>
      <text:p text:style-name="P6">    <text:span text:style-name="T2">void enqueue(const Usuario&amp; u) {</text:span></text:p>
      <text:p text:style-name="P6">        <text:span text:style-name="T2">NodoCola* nuevo = new NodoCola(u);</text:span></text:p>
      <text:p text:style-name="P6">        <text:span text:style-name="T2">if (final) {</text:span></text:p>
      <text:p text:style-name="P6">            <text:span text:style-name="T2">final-&gt;next = nuevo;</text:span></text:p>
      <text:p text:style-name="P6">        <text:span text:style-name="T2">} else {</text:span></text:p>
      <text:p text:style-name="P6">            <text:span text:style-name="T2">frente = nuevo;</text:span></text:p>
      <text:p text:style-name="P6">        <text:span text:style-name="T2">}</text:span></text:p>
      <text:p text:style-name="P6">        <text:span text:style-name="T2">final = nuevo;</text:span></text:p>
      <text:p text:style-name="P6">        <text:span text:style-name="T2">numUsuarios++;</text:span></text:p>
      <text:p text:style-name="P6">    <text:span text:style-name="T2">}</text:span></text:p>
      <text:p text:style-name="P5"/>
      <text:p text:style-name="P6">    <text:span text:style-name="T2">double calcularPromedio() const {</text:span></text:p>
      <text:p text:style-name="P6">        <text:span text:style-name="T2">if (numUsuarios == 0) return 0.0;</text:span></text:p>
      <text:p text:style-name="P5"/>
      <text:p text:style-name="P6">        <text:span text:style-name="T2">double sumaTiempos = 0.0;</text:span></text:p>
      <text:p text:style-name="P6">        <text:span text:style-name="T2">NodoCola* actual = frente;</text:span></text:p>
      <text:p text:style-name="P6">        <text:span text:style-name="T2">while (actual) {</text:span></text:p>
      <text:p text:style-name="P6">            <text:span text:style-name="T2">sumaTiempos += actual-&gt;user.tiempo_espera;</text:span></text:p>
      <text:p text:style-name="P6">            <text:span text:style-name="T2">actual = actual-&gt;next;</text:span></text:p>
      <text:p text:style-name="P6">        <text:span text:style-name="T2">}</text:span></text:p>
      <text:p text:style-name="P6">        <text:span text:style-name="T2">return std::round((sumaTiempos / numUsuarios) * 100.0) / 100.0; </text:span></text:p>
      <text:p text:style-name="P6">    <text:span text:style-name="T2">}</text:span></text:p>
      <text:p text:style-name="P5"/>
      <text:p text:style-name="P6">    <text:span text:style-name="T2">void print() const {</text:span></text:p>
      <text:p text:style-name="P6">        <text:span text:style-name="T2">std::cout &lt;&lt; "[Promedio: " &lt;&lt; std::fixed &lt;&lt; std::setprecision(2) &lt;&lt; calcularPromedio() &lt;&lt; " min, Usuarios: " &lt;&lt; numUsuarios &lt;&lt; "]";</text:span></text:p>
      <text:p text:style-name="P6">    <text:span text:style-name="T2">}</text:span></text:p>
      <text:p text:style-name="P4">};</text:p>
      <text:p text:style-name="P5"/>
      <text:p text:style-name="P4">template &lt;typename T&gt;</text:p>
      <text:p text:style-name="P4">void printArray(const std::vector&lt;T&gt;&amp; arr) {</text:p>
      <text:p text:style-name="P6">    <text:span text:style-name="T2">std::cout &lt;&lt; "+---------------------------------------------------+\n";</text:span></text:p>
      <text:p text:style-name="P6">    <text:span text:style-name="T2">std::cout &lt;&lt; "| Posición | Contenido de la Cola                      |\n";</text:span></text:p>
      <text:p text:style-name="P6">    <text:span text:style-name="T2">std::cout &lt;&lt; "+----------+-----------------------------------------+\n";</text:span></text:p>
      <text:p text:style-name="P6">    <text:span text:style-name="T2">for (size_t i = 0; i &lt; arr.size(); ++i) {</text:span></text:p>
      <text:p text:style-name="P6">        <text:span text:style-name="T2">std::cout &lt;&lt; "| " &lt;&lt; std::setw(8) &lt;&lt; std::left &lt;&lt; i &lt;&lt; " | ";</text:span></text:p>
      <text:p text:style-name="P6">        <text:span text:style-name="T2">arr[i].print();</text:span></text:p>
      <text:p text:style-name="P6"><text:soft-page-break/>        <text:span text:style-name="T2">std::cout &lt;&lt; std::string(38 - 19 - std::to_string(arr[i].calcularPromedio()).length() - std::to_string(arr[i].getNumUsuarios()).length(), ' ') &lt;&lt; "|\n";</text:span></text:p>
      <text:p text:style-name="P6">    <text:span text:style-name="T2">}</text:span></text:p>
      <text:p text:style-name="P6">    <text:span text:style-name="T2">std::cout &lt;&lt; "+----------+-----------------------------------------+\n";</text:span></text:p>
      <text:p text:style-name="P4">}</text:p>
      <text:p text:style-name="P5"/>
      <text:p text:style-name="P4">template &lt;typename T&gt;</text:p>
      <text:p text:style-name="P4">void bubbleSortOptimizado(std::vector&lt;T&gt;&amp; arr) {</text:p>
      <text:p text:style-name="P6">    <text:span text:style-name="T2">int n = arr.size();</text:span></text:p>
      <text:p text:style-name="P6">    <text:span text:style-name="T2">bool intercambiado;</text:span></text:p>
      <text:p text:style-name="P6">    <text:span text:style-name="T2">int totalComparaciones = 0;</text:span></text:p>
      <text:p text:style-name="P6">    <text:span text:style-name="T2">int totalIntercambios = 0;</text:span></text:p>
      <text:p text:style-name="P6">    <text:span text:style-name="T2">std::vector&lt;double&gt; historialPromedios;</text:span></text:p>
      <text:p text:style-name="P5"/>
      <text:p text:style-name="P6">    <text:span text:style-name="T2">std::cout &lt;&lt; "\n=================================================================\n";</text:span></text:p>
      <text:p text:style-name="P6">    <text:span text:style-name="T2">std::cout &lt;&lt; "       INICIO DE ORDENAMIENTO (BUBBLE SORT OPTIMIZADO)\n";</text:span></text:p>
      <text:p text:style-name="P6">    <text:span text:style-name="T2">std::cout &lt;&lt; "=================================================================\n";</text:span></text:p>
      <text:p text:style-name="P5"/>
      <text:p text:style-name="P6">    <text:span text:style-name="T2">for (int i = 0; i &lt; n - 1; ++i) {</text:span></text:p>
      <text:p text:style-name="P6">        <text:span text:style-name="T2">intercambiado = false;</text:span></text:p>
      <text:p text:style-name="P6">        <text:span text:style-name="T2">int compPasada = 0;</text:span></text:p>
      <text:p text:style-name="P6">        <text:span text:style-name="T2">int intercPasada = 0;</text:span></text:p>
      <text:p text:style-name="P5"/>
      <text:p text:style-name="P6">        <text:span text:style-name="T2">std::cout &lt;&lt; "\n--- Pasada " &lt;&lt; (i + 1) &lt;&lt; " ---\n";</text:span></text:p>
      <text:p text:style-name="P5"/>
      <text:p text:style-name="P6">        <text:span text:style-name="T2">for (int j = 0; j &lt; n - 1 - i; ++j) {</text:span></text:p>
      <text:p text:style-name="P6">            <text:span text:style-name="T2">if (arr[j].calcularPromedio() &gt; arr[j + 1].calcularPromedio()) {</text:span></text:p>
      <text:p text:style-name="P6">                <text:span text:style-name="T2">std::swap(arr[j], arr[j + 1]); </text:span></text:p>
      <text:p text:style-name="P6">                <text:span text:style-name="T2">intercambiado = true;</text:span></text:p>
      <text:p text:style-name="P6">                <text:span text:style-name="T2">totalIntercambios++;</text:span></text:p>
      <text:p text:style-name="P6">                <text:span text:style-name="T2">intercPasada++;</text:span></text:p>
      <text:p text:style-name="P6">            <text:span text:style-name="T2">}</text:span></text:p>
      <text:p text:style-name="P6">            <text:span text:style-name="T2">totalComparaciones++;</text:span></text:p>
      <text:p text:style-name="P6">            <text:span text:style-name="T2">compPasada++;</text:span></text:p>
      <text:p text:style-name="P6">        <text:span text:style-name="T2">}</text:span></text:p>
      <text:p text:style-name="P6">        </text:p>
      <text:p text:style-name="P6">        <text:span text:style-name="T2">std::cout &lt;&lt; "  -&gt; Comparaciones realizadas: " &lt;&lt; compPasada &lt;&lt; "\n";</text:span></text:p>
      <text:p text:style-name="P6">        <text:span text:style-name="T2">std::cout &lt;&lt; "  -&gt; Intercambios efectuados: " &lt;&lt; intercPasada &lt;&lt; "\n";</text:span></text:p>
      <text:p text:style-name="P6">        </text:p>
      <text:p text:style-name="P6">        <text:span text:style-name="T2">std::cout &lt;&lt; "  -&gt; Promedios después de la pasada: ";</text:span></text:p>
      <text:p text:style-name="P6">        <text:span text:style-name="T2">for(const auto&amp; cola : arr) {</text:span></text:p>
      <text:p text:style-name="P6">            <text:span text:style-name="T2">double prom = cola.calcularPromedio();</text:span></text:p>
      <text:p text:style-name="P6">            <text:span text:style-name="T2">historialPromedios.push_back(prom);</text:span></text:p>
      <text:p text:style-name="P6">            <text:span text:style-name="T2">std::cout &lt;&lt; prom &lt;&lt; " | ";</text:span></text:p>
      <text:p text:style-name="P6">        <text:span text:style-name="T2">}</text:span></text:p>
      <text:p text:style-name="P6">        <text:span text:style-name="T2">std::cout &lt;&lt; "\n";</text:span></text:p>
      <text:p text:style-name="P5"/>
      <text:p text:style-name="P6">        <text:span text:style-name="T2">if (!intercambiado) {</text:span></text:p>
      <text:p text:style-name="P6"><text:soft-page-break/>            <text:span text:style-name="T2">std::cout &lt;&lt; "  -&gt; **OPTIMIZACIÓN DETECTADA:** Pasada " &lt;&lt; (i + 1) &lt;&lt; " finalizada sin cambios. El arreglo está ordenado. Se detiene el algoritmo.\n";</text:span></text:p>
      <text:p text:style-name="P6">            <text:span text:style-name="T2">break; </text:span></text:p>
      <text:p text:style-name="P6">        <text:span text:style-name="T2">}</text:span></text:p>
      <text:p text:style-name="P6">    <text:span text:style-name="T2">}</text:span></text:p>
      <text:p text:style-name="P5"/>
      <text:p text:style-name="P6">    <text:span text:style-name="T2">// Análisis Final</text:span></text:p>
      <text:p text:style-name="P6">    <text:span text:style-name="T2">std::cout &lt;&lt; "\n=================================================================\n";</text:span></text:p>
      <text:p text:style-name="P6">    <text:span text:style-name="T2">std::cout &lt;&lt; "                          ANÁLISIS FINAL\n";</text:span></text:p>
      <text:p text:style-name="P6">    <text:span text:style-name="T2">std::cout &lt;&lt; "=================================================================\n";</text:span></text:p>
      <text:p text:style-name="P6">    <text:span text:style-name="T2">std::cout &lt;&lt; "Total de Comparaciones: " &lt;&lt; totalComparaciones &lt;&lt; "\n";</text:span></text:p>
      <text:p text:style-name="P6">    <text:span text:style-name="T2">std::cout &lt;&lt; "Total de Intercambios: " &lt;&lt; totalIntercambios &lt;&lt; "\n";</text:span></text:p>
      <text:p text:style-name="P4">}</text:p>
      <text:p text:style-name="P16">main.cpp</text:p>
      <text:p text:style-name="P4">#include &lt;iostream&gt;</text:p>
      <text:p text:style-name="P4">#include &lt;locale.h&gt;</text:p>
      <text:p text:style-name="P4">#include &lt;vector&gt;</text:p>
      <text:p text:style-name="P4">#include "ColaUsuarios.h"</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std::vector&lt;ColaUsuarios&gt; arregloColas;</text:span></text:p>
      <text:p text:style-name="P5"/>
      <text:p text:style-name="P6">    <text:span text:style-name="T2">ColaUsuarios c1;</text:span></text:p>
      <text:p text:style-name="P6">    <text:span text:style-name="T2">c1.enqueue({"U001", 10});</text:span></text:p>
      <text:p text:style-name="P6">    <text:span text:style-name="T2">c1.enqueue({"U002", 15});</text:span></text:p>
      <text:p text:style-name="P6">    <text:span text:style-name="T2">c1.enqueue({"U003", 15});</text:span></text:p>
      <text:p text:style-name="P6">    <text:span text:style-name="T2">arregloColas.push_back(c1);</text:span></text:p>
      <text:p text:style-name="P5"/>
      <text:p text:style-name="P6">    <text:span text:style-name="T2">ColaUsuarios c2;</text:span></text:p>
      <text:p text:style-name="P6">    <text:span text:style-name="T2">c2.enqueue({"U010", 5});</text:span></text:p>
      <text:p text:style-name="P6">    <text:span text:style-name="T2">c2.enqueue({"U011", 5});</text:span></text:p>
      <text:p text:style-name="P6">    <text:span text:style-name="T2">arregloColas.push_back(c2);</text:span></text:p>
      <text:p text:style-name="P5"/>
      <text:p text:style-name="P6">    <text:span text:style-name="T2">ColaUsuarios c3;</text:span></text:p>
      <text:p text:style-name="P6">    <text:span text:style-name="T2">c3.enqueue({"U020", 8});</text:span></text:p>
      <text:p text:style-name="P6">    <text:span text:style-name="T2">c3.enqueue({"U021", 12});</text:span></text:p>
      <text:p text:style-name="P6">    <text:span text:style-name="T2">c3.enqueue({"U022", 10});</text:span></text:p>
      <text:p text:style-name="P6">    <text:span text:style-name="T2">arregloColas.push_back(c3);</text:span></text:p>
      <text:p text:style-name="P5"/>
      <text:p text:style-name="P6">    <text:span text:style-name="T2">ColaUsuarios c4;</text:span></text:p>
      <text:p text:style-name="P6">    <text:span text:style-name="T2">c4.enqueue({"U030", 11});</text:span></text:p>
      <text:p text:style-name="P6">    <text:span text:style-name="T2">arregloColas.push_back(c4);</text:span></text:p>
      <text:p text:style-name="P6">    </text:p>
      <text:p text:style-name="P6"><text:soft-page-break/>    <text:span text:style-name="T2">cout &lt;&lt; "--- Estado Inicial del Arreglo de Colas ---\n";</text:span></text:p>
      <text:p text:style-name="P6">    <text:span text:style-name="T2">printArray(arregloColas);</text:span></text:p>
      <text:p text:style-name="P5"/>
      <text:p text:style-name="P6">    <text:span text:style-name="T2">// Aplicar Bubble Sort Optimizado</text:span></text:p>
      <text:p text:style-name="P6">    <text:span text:style-name="T2">bubbleSortOptimizado(arregloColas);</text:span></text:p>
      <text:p text:style-name="P5"/>
      <text:p text:style-name="P6">    <text:span text:style-name="T2">cout &lt;&lt; "\n--- Estado Final del Arreglo (Ordenado por Promedio) ---\n";</text:span></text:p>
      <text:p text:style-name="P6">    <text:span text:style-name="T2">printArray(arregloColas);</text:span></text:p>
      <text:p text:style-name="P5"/>
      <text:p text:style-name="P6">    <text:span text:style-name="T2">return 0;</text:span></text:p>
      <text:p text:style-name="P4">}</text:p>
      <text:p text:style-name="P5"/>
      <text:p text:style-name="P4">/*Ineficiencia de Bubble Sort con Comparaciones Costosas:</text:p>
      <text:p text:style-name="P4">Bubble Sort se vuelve ineficiente porque en cada comparación </text:p>
      <text:p text:style-name="P4">(`arr[j].calcularPromedio() &gt; arr[j+1].calcularPromedio()`), debe llamar a una función </text:p>
      <text:p text:style-name="P4">que requiere **recorrer y sumar** todos los elementos internos de la cola. </text:p>
      <text:p text:style-name="P5"/>
      <text:p text:style-name="P4">Si cada cola tiene K elementos, la comparación es O(K).</text:p>
      <text:p text:style-name="P4">Como Bubble Sort tiene una complejidad O(N^2) en el peor caso, </text:p>
      <text:p text:style-name="P4">la complejidad total se convierte en O(N^2 * K), donde:</text:p>
      <text:p text:style-name="P4">N: Número de colas en el arreglo.</text:p>
      <text:p text:style-name="P4">K: Número promedio de usuarios en cada cola.</text:p>
      <text:p text:style-name="P4">Si K es grande, el factor O(N^2) se amplifica enormemente, haciendo el algoritmo muy lento.*/</text:p>
      <text:p text:style-name="P19"/>
      <text:p text:style-name="P1">EJERCICIO 6</text:p>
      <text:p text:style-name="P16">Tarea.h</text:p>
      <text:p text:style-name="P17">#pragma once</text:p>
      <text:p text:style-name="P5"/>
      <text:p text:style-name="P4">#include &lt;iostream&gt;</text:p>
      <text:p text:style-name="P4">#include &lt;string&gt;</text:p>
      <text:p text:style-name="P4">#include &lt;iomanip&gt;</text:p>
      <text:p text:style-name="P4">#include &lt;vector&gt;</text:p>
      <text:p text:style-name="P5"/>
      <text:p text:style-name="P4">struct Tarea</text:p>
      <text:p text:style-name="P4">{</text:p>
      <text:p text:style-name="P6">    <text:span text:style-name="T2">int prioridad;</text:span></text:p>
      <text:p text:style-name="P6">    <text:span text:style-name="T2">std::string descripcion;</text:span></text:p>
      <text:p text:style-name="P5"/>
      <text:p text:style-name="P6">    <text:span text:style-name="T2">// Constructor simple para la lectura de la proridad y descripcopn / si hay tiempo evitamos usarlo</text:span></text:p>
      <text:p text:style-name="P6">    <text:span text:style-name="T2">Tarea(int p, const std::string &amp;d) : prioridad(p), descripcion(d) {}</text:span></text:p>
      <text:p text:style-name="P5"/>
      <text:p text:style-name="P6">    <text:span text:style-name="T2">void print() const</text:span></text:p>
      <text:p text:style-name="P6">    <text:span text:style-name="T2">{</text:span></text:p>
      <text:p text:style-name="P6">        <text:span text:style-name="T2">std::cout &lt;&lt; "[P" &lt;&lt; prioridad &lt;&lt; " - " &lt;&lt; descripcion &lt;&lt; "]";</text:span></text:p>
      <text:p text:style-name="P6">    <text:span text:style-name="T2">}</text:span></text:p>
      <text:p text:style-name="P4">};</text:p>
      <text:p text:style-name="P5"><text:soft-page-break/></text:p>
      <text:p text:style-name="P4">struct NodoTarea</text:p>
      <text:p text:style-name="P4">{</text:p>
      <text:p text:style-name="P6">    <text:span text:style-name="T2">Tarea data;</text:span></text:p>
      <text:p text:style-name="P5"/>
      <text:p text:style-name="P6">    <text:span text:style-name="T2">NodoTarea(int p, const std::string &amp;d) : data(p, d) {}</text:span></text:p>
      <text:p text:style-name="P4">};</text:p>
      <text:p text:style-name="P5"/>
      <text:p text:style-name="P4">template &lt;typename T&gt;</text:p>
      <text:p text:style-name="P4">void printVector(const std::vector&lt;T *&gt; &amp;arr)</text:p>
      <text:p text:style-name="P4">{</text:p>
      <text:p text:style-name="P6">    <text:span text:style-name="T2">std::cout &lt;&lt; "Índice (Vector): |";</text:span></text:p>
      <text:p text:style-name="P6">    <text:span text:style-name="T2">for (size_t i = 0; i &lt; arr.size(); ++i)</text:span></text:p>
      <text:p text:style-name="P6">    <text:span text:style-name="T2">{</text:span></text:p>
      <text:p text:style-name="P6">        <text:span text:style-name="T2">std::cout &lt;&lt; std::setw(9) &lt;&lt; std::right &lt;&lt; i &lt;&lt; " |";</text:span></text:p>
      <text:p text:style-name="P6">    <text:span text:style-name="T2">}</text:span></text:p>
      <text:p text:style-name="P6">    <text:span text:style-name="T2">std::cout &lt;&lt; "\n------------------";</text:span></text:p>
      <text:p text:style-name="P6">    <text:span text:style-name="T2">for (size_t i = 0; i &lt; arr.size(); ++i)</text:span></text:p>
      <text:p text:style-name="P6">    <text:span text:style-name="T2">{</text:span></text:p>
      <text:p text:style-name="P6">        <text:span text:style-name="T2">std::cout &lt;&lt; "---------------";</text:span></text:p>
      <text:p text:style-name="P6">    <text:span text:style-name="T2">}</text:span></text:p>
      <text:p text:style-name="P6">    <text:span text:style-name="T2">std::cout &lt;&lt; "\nValor Apuntado:    |";</text:span></text:p>
      <text:p text:style-name="P6">    <text:span text:style-name="T2">for (const auto &amp;ptr : arr)</text:span></text:p>
      <text:p text:style-name="P6">    <text:span text:style-name="T2">{</text:span></text:p>
      <text:p text:style-name="P20"><text:span text:style-name="T2"/></text:p>
      <text:p text:style-name="P6">        <text:span text:style-name="T2">std::cout &lt;&lt; std::setw(8) &lt;&lt; std::right &lt;&lt; "P" &lt;&lt; ptr-&gt;data.prioridad &lt;&lt; " |";</text:span></text:p>
      <text:p text:style-name="P6">    <text:span text:style-name="T2">}</text:span></text:p>
      <text:p text:style-name="P6">    <text:span text:style-name="T2">std::cout &lt;&lt; "\n";</text:span></text:p>
      <text:p text:style-name="P4">}</text:p>
      <text:p text:style-name="P5"/>
      <text:p text:style-name="P4">template &lt;typename T&gt;</text:p>
      <text:p text:style-name="P4">void bubbleSortPunteros(std::vector&lt;T *&gt; &amp;ptr_arr)</text:p>
      <text:p text:style-name="P4">{</text:p>
      <text:p text:style-name="P6">    <text:span text:style-name="T2">int n = ptr_arr.size();</text:span></text:p>
      <text:p text:style-name="P6">    <text:span text:style-name="T2">bool intercambiado;</text:span></text:p>
      <text:p text:style-name="P6">    <text:span text:style-name="T2">int totalComparaciones = 0;</text:span></text:p>
      <text:p text:style-name="P6">    <text:span text:style-name="T2">int totalIntercambios = 0;</text:span></text:p>
      <text:p text:style-name="P5"/>
      <text:p text:style-name="P6">    <text:span text:style-name="T2">std::cout &lt;&lt; "\n===================================================================\n";</text:span></text:p>
      <text:p text:style-name="P6">    <text:span text:style-name="T2">std::cout &lt;&lt; "  INICIO DE ORDENAMIENTO (BUBBLE SORT INTERCAMBIO DE PUNTEROS)       \n";</text:span></text:p>
      <text:p text:style-name="P6">    <text:span text:style-name="T2">std::cout &lt;&lt; "===================================================================\n";</text:span></text:p>
      <text:p text:style-name="P5"/>
      <text:p text:style-name="P6">    <text:span text:style-name="T2">for (int i = 0; i &lt; n - 1; ++i)</text:span></text:p>
      <text:p text:style-name="P6">    <text:span text:style-name="T2">{</text:span></text:p>
      <text:p text:style-name="P6">        <text:span text:style-name="T2">intercambiado = false;</text:span></text:p>
      <text:p text:style-name="P6">        <text:span text:style-name="T2">int compPasada = 0;</text:span></text:p>
      <text:p text:style-name="P6">        <text:span text:style-name="T2">int intercPasada = 0;</text:span></text:p>
      <text:p text:style-name="P5"><text:soft-page-break/></text:p>
      <text:p text:style-name="P6">        <text:span text:style-name="T2">std::cout &lt;&lt; "\n--- Pasada " &lt;&lt; (i + 1) &lt;&lt; " ---\n";</text:span></text:p>
      <text:p text:style-name="P5"/>
      <text:p text:style-name="P6">        <text:span text:style-name="T2">for (int j = 0; j &lt; n - 1 - i; ++j)</text:span></text:p>
      <text:p text:style-name="P6">        <text:span text:style-name="T2">{</text:span></text:p>
      <text:p text:style-name="P5"/>
      <text:p text:style-name="P6">            <text:span text:style-name="T2">if (ptr_arr[j]-&gt;data.prioridad &gt; ptr_arr[j + 1]-&gt;data.prioridad)</text:span></text:p>
      <text:p text:style-name="P6">            <text:span text:style-name="T2">{</text:span></text:p>
      <text:p text:style-name="P5"/>
      <text:p text:style-name="P6">                <text:span text:style-name="T2">std::swap(ptr_arr[j], ptr_arr[j + 1]);</text:span></text:p>
      <text:p text:style-name="P5"/>
      <text:p text:style-name="P6">                <text:span text:style-name="T2">intercambiado = true;</text:span></text:p>
      <text:p text:style-name="P6">                <text:span text:style-name="T2">totalIntercambios++;</text:span></text:p>
      <text:p text:style-name="P6">                <text:span text:style-name="T2">intercPasada++;</text:span></text:p>
      <text:p text:style-name="P6">            <text:span text:style-name="T2">}</text:span></text:p>
      <text:p text:style-name="P6">            <text:span text:style-name="T2">totalComparaciones++;</text:span></text:p>
      <text:p text:style-name="P6">            <text:span text:style-name="T2">compPasada++;</text:span></text:p>
      <text:p text:style-name="P6">        <text:span text:style-name="T2">}</text:span></text:p>
      <text:p text:style-name="P5"/>
      <text:p text:style-name="P6">        <text:span text:style-name="T2">std::cout &lt;&lt; "  -&gt; Comparaciones en esta pasada: " &lt;&lt; compPasada &lt;&lt; "\n";</text:span></text:p>
      <text:p text:style-name="P6">        <text:span text:style-name="T2">std::cout &lt;&lt; "  -&gt; Intercambios en esta pasada: " &lt;&lt; intercPasada &lt;&lt; "\n";</text:span></text:p>
      <text:p text:style-name="P5"/>
      <text:p text:style-name="P6">        <text:span text:style-name="T2">std::cout &lt;&lt; "\nEstado del Vector de Punteros tras la Pasada " &lt;&lt; (i + 1) &lt;&lt; ":\n";</text:span></text:p>
      <text:p text:style-name="P6">        <text:span text:style-name="T2">printVector(ptr_arr);</text:span></text:p>
      <text:p text:style-name="P5"/>
      <text:p text:style-name="P6">        <text:span text:style-name="T2">if (!intercambiado)</text:span></text:p>
      <text:p text:style-name="P6">        <text:span text:style-name="T2">{</text:span></text:p>
      <text:p text:style-name="P6">            <text:span text:style-name="T2">std::cout &lt;&lt; "  -&gt; **OPTIMIZACIÓN:** Arreglo ordenado. Deteniendo.\n";</text:span></text:p>
      <text:p text:style-name="P6">            <text:span text:style-name="T2">break;</text:span></text:p>
      <text:p text:style-name="P6">        <text:span text:style-name="T2">}</text:span></text:p>
      <text:p text:style-name="P6">    <text:span text:style-name="T2">}</text:span></text:p>
      <text:p text:style-name="P5"/>
      <text:p text:style-name="P6">    <text:span text:style-name="T2">std::cout &lt;&lt; "\n===================================================================\n";</text:span></text:p>
      <text:p text:style-name="P6">    <text:span text:style-name="T2">std::cout &lt;&lt; "                          ANÁLISIS FINAL\n";</text:span></text:p>
      <text:p text:style-name="P6">    <text:span text:style-name="T2">std::cout &lt;&lt; "===================================================================\n";</text:span></text:p>
      <text:p text:style-name="P6">    <text:span text:style-name="T2">std::cout &lt;&lt; "Total de Comparaciones: " &lt;&lt; totalComparaciones &lt;&lt; "\n";</text:span></text:p>
      <text:p text:style-name="P6">    <text:span text:style-name="T2">std::cout &lt;&lt; "Total de Intercambios de Punteros: " &lt;&lt; totalIntercambios &lt;&lt; "\n";</text:span></text:p>
      <text:p text:style-name="P4">}</text:p>
      <text:p text:style-name="P21"/>
      <text:p text:style-name="P16">main.cpp</text:p>
      <text:p text:style-name="P4">#include &lt;iostream&gt;</text:p>
      <text:p text:style-name="P4">#include &lt;locale.h&gt;</text:p>
      <text:p text:style-name="P4">#include &lt;vector&gt;</text:p>
      <text:p text:style-name="P4"><text:soft-page-break/>#include "Tarea.h"</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 1. Crear los nodos dinámicos (registros pesados)</text:span></text:p>
      <text:p text:style-name="P6">    <text:span text:style-name="T2">// Se crean y permanecen en memoria, solo movemos las referencias.</text:span></text:p>
      <text:p text:style-name="P6">    <text:span text:style-name="T2">NodoTarea* n1 = new NodoTarea(5, "Revisar Documentos"); // Menor prioridad (debe ir al final)</text:span></text:p>
      <text:p text:style-name="P6">    <text:span text:style-name="T2">NodoTarea* n2 = new NodoTarea(2, "Merge Request Urgente"); // Mayor prioridad (debe ir al inicio)</text:span></text:p>
      <text:p text:style-name="P6">    <text:span text:style-name="T2">NodoTarea* n3 = new NodoTarea(4, "Reunión Equipo");</text:span></text:p>
      <text:p text:style-name="P6">    <text:span text:style-name="T2">NodoTarea* n4 = new NodoTarea(1, "Fix de Producción"); // Máxima prioridad</text:span></text:p>
      <text:p text:style-name="P6">    </text:p>
      <text:p text:style-name="P6">    <text:span text:style-name="T2">// 2. Un vector contiene punteros a nodos que representan tareas.</text:span></text:p>
      <text:p text:style-name="P6">    <text:span text:style-name="T2">std::vector&lt;NodoTarea*&gt; vectorPunteros = {n1, n2, n3, n4};</text:span></text:p>
      <text:p text:style-name="P6">    </text:p>
      <text:p text:style-name="P6">    <text:span text:style-name="T2">cout &lt;&lt; "--- Estado Inicial del Vector de Punteros (Orden por Prioridad) ---\n";</text:span></text:p>
      <text:p text:style-name="P6">    <text:span text:style-name="T2">printVector(vectorPunteros);</text:span></text:p>
      <text:p text:style-name="P5"/>
      <text:p text:style-name="P6">    <text:span text:style-name="T2">// Aplicar Bubble Sort Intercambiando Punteros</text:span></text:p>
      <text:p text:style-name="P6">    <text:span text:style-name="T2">bubbleSortPunteros(vectorPunteros);</text:span></text:p>
      <text:p text:style-name="P5"/>
      <text:p text:style-name="P6">    <text:span text:style-name="T2">cout &lt;&lt; "\n--- Estado Final del Vector (Ordenado por Prioridad) ---\n";</text:span></text:p>
      <text:p text:style-name="P6">    <text:span text:style-name="T2">printVector(vectorPunteros);</text:span></text:p>
      <text:p text:style-name="P5"/>
      <text:p text:style-name="P6">    <text:span text:style-name="T2">// IMPORTANTE: Liberación de memoria dinámica</text:span></text:p>
      <text:p text:style-name="P6">    <text:span text:style-name="T2">for (NodoTarea* ptr : vectorPunteros) {</text:span></text:p>
      <text:p text:style-name="P6">        <text:span text:style-name="T2">delete ptr;</text:span></text:p>
      <text:p text:style-name="P6">    <text:span text:style-name="T2">}</text:span></text:p>
      <text:p text:style-name="P5"/>
      <text:p text:style-name="P6">    <text:span text:style-name="T2">return 0;</text:span></text:p>
      <text:p text:style-name="P4">}</text:p>
      <text:p text:style-name="P5"/>
      <text:p text:style-name="P4">/*Beneficio de Mover Punteros en Lugar de Registros Completos:</text:p>
      <text:p text:style-name="P4">1.Costo de Movimiento:Mover un registro grande es costoso (implica muchas copias de memoria). </text:p>
      <text:p text:style-name="P4">Mover un puntero es extremadamente rápido O(1)</text:p>
      <text:p text:style-name="P4">2.Eficiencia del Intercambio:Al usar `std::swap(puntero1, puntero2)`, solo se intercambian </text:p>
      <text:p text:style-name="P4">las direcciones en el vector, mientras que la estructura de datos `Tarea` permanece estática </text:p>
      <text:p text:style-name="P4">en la memoria. </text:p>
      <text:p text:style-name="P4">El costo de Bubble Sort sigue siendo O(N^2) en comparaciones, pero el costo constante por cada intercambio es mínimo.</text:p>
      <text:p text:style-name="P4">3.Aplicación:Esta técnica es esencial cuando se ordenan estructuras grandes en memoria o cuando se requiere que los </text:p>
      <text:p text:style-name="P4">datos originales no se muevan de su ubicación física .*/</text:p>
      <text:p text:style-name="P1"><text:soft-page-break/></text:p>
      <text:p text:style-name="P1">EJERCICIO 7</text:p>
      <text:p text:style-name="P16">Persona.h</text:p>
      <text:p text:style-name="P17">#pragma once</text:p>
      <text:p text:style-name="P5"/>
      <text:p text:style-name="P4">#include &lt;iostream&gt;</text:p>
      <text:p text:style-name="P4">#include &lt;string&gt;</text:p>
      <text:p text:style-name="P4">#include &lt;iomanip&gt;</text:p>
      <text:p text:style-name="P4">#include &lt;vector&gt;</text:p>
      <text:p text:style-name="P5"/>
      <text:p text:style-name="P4">struct Direccion {</text:p>
      <text:p text:style-name="P6">    <text:span text:style-name="T2">std::string calle;</text:span></text:p>
      <text:p text:style-name="P6">    <text:span text:style-name="T2">int numero;</text:span></text:p>
      <text:p text:style-name="P6">    <text:span text:style-name="T2">std::string ciudad; </text:span></text:p>
      <text:p text:style-name="P4">};</text:p>
      <text:p text:style-name="P5"/>
      <text:p text:style-name="P4">struct Persona {</text:p>
      <text:p text:style-name="P6">    <text:span text:style-name="T2">int id;</text:span></text:p>
      <text:p text:style-name="P6">    <text:span text:style-name="T2">std::string nombre;</text:span></text:p>
      <text:p text:style-name="P6">    <text:span text:style-name="T2">int edad; </text:span></text:p>
      <text:p text:style-name="P6">    <text:span text:style-name="T2">Direccion direccion; </text:span></text:p>
      <text:p text:style-name="P6">    </text:p>
      <text:p text:style-name="P6">    <text:span text:style-name="T2">void print() const {</text:span></text:p>
      <text:p text:style-name="P6">        <text:span text:style-name="T2">std::cout &lt;&lt; "|" &lt;&lt; std::setw(3) &lt;&lt; id</text:span></text:p>
      <text:p text:style-name="P6">                  <text:span text:style-name="T2">&lt;&lt; "|" &lt;&lt; std::setw(15) &lt;&lt; std::left &lt;&lt; nombre</text:span></text:p>
      <text:p text:style-name="P6">                  <text:span text:style-name="T2">&lt;&lt; "|" &lt;&lt; std::setw(5) &lt;&lt; edad</text:span></text:p>
      <text:p text:style-name="P6">                  <text:span text:style-name="T2">&lt;&lt; "|" &lt;&lt; std::setw(15) &lt;&lt; std::left &lt;&lt; direccion.ciudad</text:span></text:p>
      <text:p text:style-name="P6">                  <text:span text:style-name="T2">&lt;&lt; "|" &lt;&lt; std::setw(15) &lt;&lt; std::left &lt;&lt; direccion.calle &lt;&lt; "|";</text:span></text:p>
      <text:p text:style-name="P6">    <text:span text:style-name="T2">}</text:span></text:p>
      <text:p text:style-name="P4">};</text:p>
      <text:p text:style-name="P5"/>
      <text:p text:style-name="P4">int totalComparaciones = 0;</text:p>
      <text:p text:style-name="P4">int totalIntercambios = 0;</text:p>
      <text:p text:style-name="P5"/>
      <text:p text:style-name="P4">bool esMenor(const Persona&amp; p1, const Persona&amp; p2) {</text:p>
      <text:p text:style-name="P6">    <text:span text:style-name="T2">totalComparaciones++; </text:span></text:p>
      <text:p text:style-name="P6">    </text:p>
      <text:p text:style-name="P6">    <text:span text:style-name="T2">if (p1.direccion.ciudad != p2.direccion.ciudad) {</text:span></text:p>
      <text:p text:style-name="P6">        <text:span text:style-name="T2">return p1.direccion.ciudad &lt; p2.direccion.ciudad;</text:span></text:p>
      <text:p text:style-name="P6">    <text:span text:style-name="T2">}</text:span></text:p>
      <text:p text:style-name="P6">    </text:p>
      <text:p text:style-name="P6">    <text:span text:style-name="T2">totalComparaciones++;</text:span></text:p>
      <text:p text:style-name="P6">    <text:span text:style-name="T2">// 2. Criterio: Edad (Ascendente)</text:span></text:p>
      <text:p text:style-name="P6">    <text:span text:style-name="T2">if (p1.edad != p2.edad) {</text:span></text:p>
      <text:p text:style-name="P6">        <text:span text:style-name="T2">return p1.edad &lt; p2.edad;</text:span></text:p>
      <text:p text:style-name="P6">    <text:span text:style-name="T2">}</text:span></text:p>
      <text:p text:style-name="P6">    </text:p>
      <text:p text:style-name="P6">    <text:span text:style-name="T2">totalComparaciones++;</text:span></text:p>
      <text:p text:style-name="P6"><text:soft-page-break/>    <text:span text:style-name="T2">return p1.nombre &lt; p2.nombre;</text:span></text:p>
      <text:p text:style-name="P4">}</text:p>
      <text:p text:style-name="P5"/>
      <text:p text:style-name="P4">template &lt;typename T&gt;</text:p>
      <text:p text:style-name="P4">void exchangeSort(std::vector&lt;T&gt;&amp; arr) {</text:p>
      <text:p text:style-name="P6">    <text:span text:style-name="T2">int n = arr.size();</text:span></text:p>
      <text:p text:style-name="P6">    </text:p>
      <text:p text:style-name="P6">    <text:span text:style-name="T2">std::cout &lt;&lt; "\n======================================================================\n";</text:span></text:p>
      <text:p text:style-name="P6">    <text:span text:style-name="T2">std::cout &lt;&lt; "      INICIO DE ORDENAMIENTO (EXCHANGE SORT CON CRITERIO COMPLEJO)    \n";</text:span></text:p>
      <text:p text:style-name="P6">    <text:span text:style-name="T2">std::cout &lt;&lt; "======================================================================\n";</text:span></text:p>
      <text:p text:style-name="P5"/>
      <text:p text:style-name="P6">    <text:span text:style-name="T2">for (int i = 0; i &lt; n - 1; ++i) {</text:span></text:p>
      <text:p text:style-name="P6">        <text:span text:style-name="T2">for (int j = i + 1; j &lt; n; ++j) {</text:span></text:p>
      <text:p text:style-name="P5"/>
      <text:p text:style-name="P6">            <text:span text:style-name="T2">if (esMenor(arr[j], arr[i])) { </text:span></text:p>
      <text:p text:style-name="P5"/>
      <text:p text:style-name="P6">                <text:span text:style-name="T2">std::cout &lt;&lt; "\n  -&gt; Intercambio forzado:\n";</text:span></text:p>
      <text:p text:style-name="P6">                <text:span text:style-name="T2">std::cout &lt;&lt; "     - Elemento i: "; arr[i].print(); std::cout &lt;&lt; "\n";</text:span></text:p>
      <text:p text:style-name="P6">                <text:span text:style-name="T2">std::cout &lt;&lt; "     - Elemento j: "; arr[j].print(); std::cout &lt;&lt; "\n";</text:span></text:p>
      <text:p text:style-name="P6">                </text:p>
      <text:p text:style-name="P6">                <text:span text:style-name="T2">std::swap(arr[i], arr[j]); </text:span></text:p>
      <text:p text:style-name="P6">                <text:span text:style-name="T2">totalIntercambios++;</text:span></text:p>
      <text:p text:style-name="P6">            <text:span text:style-name="T2">}</text:span></text:p>
      <text:p text:style-name="P6">        <text:span text:style-name="T2">}</text:span></text:p>
      <text:p text:style-name="P6">        </text:p>
      <text:p text:style-name="P6">        <text:span text:style-name="T2">std::cout &lt;&lt; "\nEstado del Arreglo tras la Pasada Externa " &lt;&lt; (i + 1) &lt;&lt; ":\n";</text:span></text:p>
      <text:p text:style-name="P6">        <text:span text:style-name="T2">std::cout &lt;&lt; "+---+---------------+-----+---------------+---------------+\n";</text:span></text:p>
      <text:p text:style-name="P6">        <text:span text:style-name="T2">std::cout &lt;&lt; "| ID| Nombre        | Edad| Ciudad        | Calle         |\n";</text:span></text:p>
      <text:p text:style-name="P6">        <text:span text:style-name="T2">std::cout &lt;&lt; "+---+---------------+-----+---------------+---------------+\n";</text:span></text:p>
      <text:p text:style-name="P6">        <text:span text:style-name="T2">for (const auto&amp; p : arr) {</text:span></text:p>
      <text:p text:style-name="P6">            <text:span text:style-name="T2">p.print();</text:span></text:p>
      <text:p text:style-name="P6">            <text:span text:style-name="T2">std::cout &lt;&lt; "\n";</text:span></text:p>
      <text:p text:style-name="P6">        <text:span text:style-name="T2">}</text:span></text:p>
      <text:p text:style-name="P6">        <text:span text:style-name="T2">std::cout &lt;&lt; "+---+---------------+-----+---------------+---------------+\n";</text:span></text:p>
      <text:p text:style-name="P6">    <text:span text:style-name="T2">}</text:span></text:p>
      <text:p text:style-name="P5"/>
      <text:p text:style-name="P6">    <text:span text:style-name="T2">std::cout &lt;&lt; "\n======================================================================\n";</text:span></text:p>
      <text:p text:style-name="P6">    <text:span text:style-name="T2">std::cout &lt;&lt; "                          ANÁLISIS FINAL\n";</text:span></text:p>
      <text:p text:style-name="P6">    <text:span text:style-name="T2">std::cout &lt;&lt; "======================================================================\n";</text:span></text:p>
      <text:p text:style-name="P6"><text:soft-page-break/>    <text:span text:style-name="T2">std::cout &lt;&lt; "Total de Comparaciones (Aprox. N^2 * 3 niveles): " &lt;&lt; totalComparaciones &lt;&lt; "\n";</text:span></text:p>
      <text:p text:style-name="P6">    <text:span text:style-name="T2">std::cout &lt;&lt; "Total de Intercambios realizados: " &lt;&lt; totalIntercambios &lt;&lt; "\n";</text:span></text:p>
      <text:p text:style-name="P6">    </text:p>
      <text:p text:style-name="P6">   </text:p>
      <text:p text:style-name="P4">}</text:p>
      <text:p text:style-name="P21"/>
      <text:p text:style-name="P16">main.cpp</text:p>
      <text:p text:style-name="P4">#include &lt;iostream&gt;</text:p>
      <text:p text:style-name="P4">#include &lt;locale.h&gt;</text:p>
      <text:p text:style-name="P4">#include &lt;vector&gt;</text:p>
      <text:p text:style-name="P4">#include "Persona.h"</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std::vector&lt;Persona&gt; personas = {</text:span></text:p>
      <text:p text:style-name="P5"/>
      <text:p text:style-name="P6">        <text:span text:style-name="T2">{101, "Carlos", 35, {"Principal", 101, "Quito"}}, </text:span></text:p>
      <text:p text:style-name="P6">        <text:span text:style-name="T2">{204, "Ana",    28, {"Calle A", 50,  "Guayaquil"}}, </text:span></text:p>
      <text:p text:style-name="P6">        <text:span text:style-name="T2">{310, "Elena",  35, {"Central", 200, "Quito"}}, </text:span></text:p>
      <text:p text:style-name="P6">        <text:span text:style-name="T2">{402, "Bruno",  40, {"Av. Sur", 15,  "Guayaquil"}},</text:span></text:p>
      <text:p text:style-name="P6">        <text:span text:style-name="T2">{507, "Daniel", 28, {"2da Av.", 70,  "Guayaquil"}}  </text:span></text:p>
      <text:p text:style-name="P6">    <text:span text:style-name="T2">};</text:span></text:p>
      <text:p text:style-name="P6">    </text:p>
      <text:p text:style-name="P6">    <text:span text:style-name="T2">cout &lt;&lt; "--- Estado Inicial del Arreglo de Personas ---\n";</text:span></text:p>
      <text:p text:style-name="P6">    <text:span text:style-name="T2">cout &lt;&lt; "+---+---------------+-----+---------------+---------------+\n";</text:span></text:p>
      <text:p text:style-name="P6">    <text:span text:style-name="T2">cout &lt;&lt; "| ID| Nombre        | Edad| Ciudad        | Calle         |\n";</text:span></text:p>
      <text:p text:style-name="P6">    <text:span text:style-name="T2">cout &lt;&lt; "+---+---------------+-----+---------------+---------------+\n";</text:span></text:p>
      <text:p text:style-name="P6">    <text:span text:style-name="T2">for (const auto&amp; p : personas) {</text:span></text:p>
      <text:p text:style-name="P6">        <text:span text:style-name="T2">p.print();</text:span></text:p>
      <text:p text:style-name="P6">        <text:span text:style-name="T2">cout &lt;&lt; "\n";</text:span></text:p>
      <text:p text:style-name="P6">    <text:span text:style-name="T2">}</text:span></text:p>
      <text:p text:style-name="P6">    <text:span text:style-name="T2">cout &lt;&lt; "+---+---------------+-----+---------------+---------------+\n";</text:span></text:p>
      <text:p text:style-name="P5"/>
      <text:p text:style-name="P6">    <text:span text:style-name="T2">exchangeSort(personas);</text:span></text:p>
      <text:p text:style-name="P5"/>
      <text:p text:style-name="P6">    <text:span text:style-name="T2">cout &lt;&lt; "\n--- Estado Final del Arreglo (Ordenado: Ciudad -&gt; Edad -&gt; Nombre) ---\n";</text:span></text:p>
      <text:p text:style-name="P6">    <text:span text:style-name="T2">cout &lt;&lt; "+---+---------------+-----+---------------+---------------+\n";</text:span></text:p>
      <text:p text:style-name="P6">    <text:span text:style-name="T2">cout &lt;&lt; "| ID| Nombre        | Edad| Ciudad        | Calle         |\n";</text:span></text:p>
      <text:p text:style-name="P6">    <text:span text:style-name="T2">cout &lt;&lt; "+---+---------------+-----+---------------+---------------+\n";</text:span></text:p>
      <text:p text:style-name="P6">    <text:span text:style-name="T2">for (const auto&amp; p : personas) {</text:span></text:p>
      <text:p text:style-name="P6">        <text:span text:style-name="T2">p.print();</text:span></text:p>
      <text:p text:style-name="P6">        <text:span text:style-name="T2">cout &lt;&lt; "\n";</text:span></text:p>
      <text:p text:style-name="P6">    <text:span text:style-name="T2">}</text:span></text:p>
      <text:p text:style-name="P6">    <text:span text:style-name="T2">cout &lt;&lt; "+---+---------------+-----+---------------+---------------+\n";</text:span></text:p>
      <text:p text:style-name="P5"><text:soft-page-break/></text:p>
      <text:p text:style-name="P6">    <text:span text:style-name="T2">return 0;</text:span></text:p>
      <text:p text:style-name="P4">}</text:p>
      <text:p text:style-name="P5"/>
      <text:p text:style-name="P4">/*Impacto de Exchange Sort con Registros Complejos y Pesados:</text:p>
      <text:p text:style-name="P4">1.Costo de Comparación (Costo Fijo Alto):Cada comparación requiere evaluar tres niveles(`ciudad`, `edad`, `nombre`).</text:p>
      <text:p text:style-name="P4">Esto hace que el costo constante de la operación O(1) sea alto. Dado que el algoritmo es O(n^2) en comparaciones, </text:p>
      <text:p text:style-name="P4">este alto costo se multiplica por N^2.</text:p>
      <text:p text:style-name="P5"/>
      <text:p text:style-name="P4">2.Costo de Movimiento (Costo Variable Alto):Cada intercambio (`std::swap`) implica copiar la estructura completa, </text:p>
      <text:p text:style-name="P4">incluyendo la sub-estructura `Direccion`. Si la estructura `Persona` es 'pesada', el costo de mover estos datos </text:p>
      <text:p text:style-name="P4">es alto y se ejecuta tantas veces como sea necesario (puede ser hasta $athcal{O}(N^2)$ intercambios).</text:p>
      <text:p text:style-name="P5"/>
      <text:p text:style-name="P4">3.Costo en Memoria por Mover Registros Grandes:El costo en memoria (tiempo/latencia) de mover registros grandes </text:p>
      <text:p text:style-name="P4">es significativo. En Exchange Sort, el número de intercambios no es fijo como en Selection Sort, lo que significa </text:p>
      <text:p text:style-name="P4">que en el peor caso, Exchange Sort es menos eficiente para estructuras pesadas que Selection Sort, </text:p>
      <text:p text:style-name="P4">debido al potencial de muchos más intercambios.\n";*/</text:p>
      <text:p text:style-name="P22"/>
      <text:p text:style-name="P1">EJERCICIO 8</text:p>
      <text:p text:style-name="P16">Venta.h</text:p>
      <text:p text:style-name="P17">#pragma once</text:p>
      <text:p text:style-name="P5"/>
      <text:p text:style-name="P4">#include &lt;iostream&gt;</text:p>
      <text:p text:style-name="P4">#include &lt;string&gt;</text:p>
      <text:p text:style-name="P4">#include &lt;iomanip&gt;</text:p>
      <text:p text:style-name="P4">#include &lt;vector&gt;</text:p>
      <text:p text:style-name="P5"/>
      <text:p text:style-name="P4">struct Venta {</text:p>
      <text:p text:style-name="P6">    <text:span text:style-name="T2">std::string id_venta;</text:span></text:p>
      <text:p text:style-name="P6">    <text:span text:style-name="T2">std::string fecha;</text:span></text:p>
      <text:p text:style-name="P6">    <text:span text:style-name="T2">double valor; </text:span></text:p>
      <text:p text:style-name="P6">    </text:p>
      <text:p text:style-name="P6">    <text:span text:style-name="T2">int order; </text:span></text:p>
      <text:p text:style-name="P5"/>
      <text:p text:style-name="P6">    <text:span text:style-name="T2">void print() const {</text:span></text:p>
      <text:p text:style-name="P6">        <text:span text:style-name="T2">std::cout &lt;&lt; "|" &lt;&lt; std::setw(3) &lt;&lt; order </text:span></text:p>
      <text:p text:style-name="P6">                  <text:span text:style-name="T2">&lt;&lt; "|" &lt;&lt; std::setw(10) &lt;&lt; std::left &lt;&lt; id_venta</text:span></text:p>
      <text:p text:style-name="P6">                  <text:span text:style-name="T2">&lt;&lt; "|" &lt;&lt; std::setw(10) &lt;&lt; std::left &lt;&lt; fecha</text:span></text:p>
      <text:p text:style-name="P6">                  <text:span text:style-name="T2">&lt;&lt; "|" &lt;&lt; std::setw(8) &lt;&lt; std::right &lt;&lt; std::fixed &lt;&lt; std::setprecision(2) &lt;&lt; valor &lt;&lt; "|";</text:span></text:p>
      <text:p text:style-name="P6">    <text:span text:style-name="T2">}</text:span></text:p>
      <text:p text:style-name="P4"><text:soft-page-break/>};</text:p>
      <text:p text:style-name="P5"/>
      <text:p text:style-name="P4">template &lt;typename T&gt;</text:p>
      <text:p text:style-name="P4">void printArray(const std::vector&lt;T&gt;&amp; arr) {</text:p>
      <text:p text:style-name="P6">    <text:span text:style-name="T2">std::cout &lt;&lt; "+---+----------+----------+--------+\n";</text:span></text:p>
      <text:p text:style-name="P6">    <text:span text:style-name="T2">std::cout &lt;&lt; "|Ord| ID Venta | Fecha    | Valor  |\n";</text:span></text:p>
      <text:p text:style-name="P6">    <text:span text:style-name="T2">std::cout &lt;&lt; "+---+----------+----------+--------+\n";</text:span></text:p>
      <text:p text:style-name="P6">    <text:span text:style-name="T2">for (const auto&amp; item : arr) {</text:span></text:p>
      <text:p text:style-name="P6">        <text:span text:style-name="T2">item.print();</text:span></text:p>
      <text:p text:style-name="P6">        <text:span text:style-name="T2">std::cout &lt;&lt; "\n";</text:span></text:p>
      <text:p text:style-name="P6">    <text:span text:style-name="T2">}</text:span></text:p>
      <text:p text:style-name="P6">    <text:span text:style-name="T2">std::cout &lt;&lt; "+---+----------+----------+--------+\n";</text:span></text:p>
      <text:p text:style-name="P4">}</text:p>
      <text:p text:style-name="P5"/>
      <text:p text:style-name="P4">int totalComparaciones = 0;</text:p>
      <text:p text:style-name="P4">int totalIntercambios = 0;</text:p>
      <text:p text:style-name="P5"/>
      <text:p text:style-name="P4">template &lt;typename T&gt;</text:p>
      <text:p text:style-name="P4">void exchangeSort(std::vector&lt;T&gt;&amp; arr) {</text:p>
      <text:p text:style-name="P6">    <text:span text:style-name="T2">int n = arr.size();</text:span></text:p>
      <text:p text:style-name="P6">    </text:p>
      <text:p text:style-name="P6">    <text:span text:style-name="T2">std::cout &lt;&lt; "\n========================================================\n";</text:span></text:p>
      <text:p text:style-name="P6">    <text:span text:style-name="T2">std::cout &lt;&lt; "        INICIO DE ORDENAMIENTO (EXCHANGE SORT)\n";</text:span></text:p>
      <text:p text:style-name="P6">    <text:span text:style-name="T2">std::cout &lt;&lt; "========================================================\n";</text:span></text:p>
      <text:p text:style-name="P5"/>
      <text:p text:style-name="P6">    <text:span text:style-name="T2">for (int i = 0; i &lt; n - 1; ++i) {</text:span></text:p>
      <text:p text:style-name="P6">        <text:span text:style-name="T2">std::cout &lt;&lt; "\n--- Pasada Externa i = " &lt;&lt; i &lt;&lt; " ---\n";</text:span></text:p>
      <text:p text:style-name="P5"/>
      <text:p text:style-name="P6">        <text:span text:style-name="T2">for (int j = i + 1; j &lt; n; ++j) {</text:span></text:p>
      <text:p text:style-name="P5"/>
      <text:p text:style-name="P6">            <text:span text:style-name="T2">totalComparaciones++;</text:span></text:p>
      <text:p text:style-name="P6">            <text:span text:style-name="T2">std::cout &lt;&lt; "  -&gt; Comparando Valor[" &lt;&lt; i &lt;&lt; "] (" &lt;&lt; arr[i].valor &lt;&lt; ") vs Valor[" &lt;&lt; j &lt;&lt; "] (" &lt;&lt; arr[j].valor &lt;&lt; ").\n";</text:span></text:p>
      <text:p text:style-name="P5"/>
      <text:p text:style-name="P6">            <text:span text:style-name="T2">if (arr[j].valor &lt; arr[i].valor) { </text:span></text:p>
      <text:p text:style-name="P5"/>
      <text:p text:style-name="P6">                <text:span text:style-name="T2">std::cout &lt;&lt; "  -&gt; INTERCAMBIO: Los elementos están fuera de orden. Swapping Venta(Ord " &lt;&lt; arr[i].order &lt;&lt; ") con Venta(Ord " &lt;&lt; arr[j].order &lt;&lt; ").\n";</text:span></text:p>
      <text:p text:style-name="P6">                </text:p>
      <text:p text:style-name="P6">                <text:span text:style-name="T2">std::swap(arr[i], arr[j]); </text:span></text:p>
      <text:p text:style-name="P6">                <text:span text:style-name="T2">totalIntercambios++;</text:span></text:p>
      <text:p text:style-name="P6">            <text:span text:style-name="T2">}</text:span></text:p>
      <text:p text:style-name="P6">        <text:span text:style-name="T2">}</text:span></text:p>
      <text:p text:style-name="P5"/>
      <text:p text:style-name="P6">        <text:span text:style-name="T2">std::cout &lt;&lt; "\nEstado del Arreglo después de la Pasada " &lt;&lt; (i + 1) &lt;&lt; ":\n";</text:span></text:p>
      <text:p text:style-name="P6">        <text:span text:style-name="T2">printArray(arr);</text:span></text:p>
      <text:p text:style-name="P6">    <text:span text:style-name="T2">}</text:span></text:p>
      <text:p text:style-name="P4">}</text:p>
      <text:p text:style-name="P5"><text:soft-page-break/></text:p>
      <text:p text:style-name="P4">template &lt;typename T&gt;</text:p>
      <text:p text:style-name="P4">void analizarEstabilidad(const std::vector&lt;T&gt;&amp; arr) {</text:p>
      <text:p text:style-name="P6">    <text:span text:style-name="T2">std::cout &lt;&lt; "\n========================================================\n";</text:span></text:p>
      <text:p text:style-name="P6">    <text:span text:style-name="T2">std::cout &lt;&lt; "           ANÁLISIS FORMAL DE ESTABILIDAD\n";</text:span></text:p>
      <text:p text:style-name="P6">    <text:span text:style-name="T2">std::cout &lt;&lt; "========================================================\n";</text:span></text:p>
      <text:p text:style-name="P5"/>
      <text:p text:style-name="P6">    <text:span text:style-name="T2">int index2 = -1; </text:span></text:p>
      <text:p text:style-name="P6">    <text:span text:style-name="T2">int index3 = -1;</text:span></text:p>
      <text:p text:style-name="P5"/>
      <text:p text:style-name="P6">    <text:span text:style-name="T2">for (size_t i = 0; i &lt; arr.size(); ++i) {</text:span></text:p>
      <text:p text:style-name="P6">        <text:span text:style-name="T2">if (arr[i].order == 2) index2 = i;</text:span></text:p>
      <text:p text:style-name="P6">        <text:span text:style-name="T2">if (arr[i].order == 3) index3 = i;</text:span></text:p>
      <text:p text:style-name="P6">    <text:span text:style-name="T2">}</text:span></text:p>
      <text:p text:style-name="P6">    </text:p>
      <text:p text:style-name="P6">    <text:span text:style-name="T2">std::cout &lt;&lt; "Elementos de prueba (Valor = $200.00):\n";</text:span></text:p>
      <text:p text:style-name="P6">    <text:span text:style-name="T2">std::cout &lt;&lt; "  - V102 (Orden Original 2) está en la posición final: " &lt;&lt; index2 &lt;&lt; "\n";</text:span></text:p>
      <text:p text:style-name="P6">    <text:span text:style-name="T2">std::cout &lt;&lt; "  - V103 (Orden Original 3) está en la posición final: " &lt;&lt; index3 &lt;&lt; "\n";</text:span></text:p>
      <text:p text:style-name="P6">    </text:p>
      <text:p text:style-name="P6">    <text:span text:style-name="T2">std::cout &lt;&lt; "\nComparación de Índices:\n";</text:span></text:p>
      <text:p text:style-name="P6">    <text:span text:style-name="T2">if (index2 &lt; index3) {</text:span></text:p>
      <text:p text:style-name="P6">        <text:span text:style-name="T2">std::cout &lt;&lt; "V102 (Ord 2) &lt; V103 (Ord 3): El orden original se ha preservado.\n";</text:span></text:p>
      <text:p text:style-name="P6">    <text:span text:style-name="T2">} else {</text:span></text:p>
      <text:p text:style-name="P6">        <text:span text:style-name="T2">std::cout &lt;&lt; "V102 (Ord 2) &gt; V103 (Ord 3): El orden original NO se ha preservado.\n";</text:span></text:p>
      <text:p text:style-name="P6">    <text:span text:style-name="T2">}</text:span></text:p>
      <text:p text:style-name="P6">    </text:p>
      <text:p text:style-name="P6">    </text:p>
      <text:p text:style-name="P6">    <text:span text:style-name="T2">std::cout &lt;&lt; "\n--- Resumen de Costos ---\n";</text:span></text:p>
      <text:p text:style-name="P6">    <text:span text:style-name="T2">std::cout &lt;&lt; "Total de Comparaciones: " &lt;&lt; totalComparaciones &lt;&lt; "\n";</text:span></text:p>
      <text:p text:style-name="P6">    <text:span text:style-name="T2">std::cout &lt;&lt; "Total de Intercambios: " &lt;&lt; totalIntercambios &lt;&lt; "\n";</text:span></text:p>
      <text:p text:style-name="P4">}</text:p>
      <text:p text:style-name="P23"/>
      <text:p text:style-name="P16">main.cpp</text:p>
      <text:p text:style-name="P4">#include &lt;iostream&gt;</text:p>
      <text:p text:style-name="P4">#include &lt;locale.h&gt;</text:p>
      <text:p text:style-name="P4">#include &lt;vector&gt;</text:p>
      <text:p text:style-name="P4">#include "Venta.h"</text:p>
      <text:p text:style-name="P5"/>
      <text:p text:style-name="P4">using namespace std;</text:p>
      <text:p text:style-name="P5"/>
      <text:p text:style-name="P4">int main() {</text:p>
      <text:p text:style-name="P6">    <text:span text:style-name="T2">setlocale(LC_CTYPE, "Spanish");</text:span></text:p>
      <text:p text:style-name="P5"/>
      <text:p text:style-name="P6">    <text:span text:style-name="T2">std::vector&lt;Venta&gt; ventas = {</text:span></text:p>
      <text:p text:style-name="P6">        <text:span text:style-name="T2">{"V101", "2025-01-10", 350.00, 1},</text:span></text:p>
      <text:p text:style-name="P6"><text:soft-page-break/>        <text:span text:style-name="T2">{"V102", "2025-01-11", 200.00, 2},</text:span></text:p>
      <text:p text:style-name="P6">        <text:span text:style-name="T2">{"V103", "2025-01-12", 200.00, 3}, </text:span></text:p>
      <text:p text:style-name="P6">        <text:span text:style-name="T2">{"V104", "2025-01-09", 500.00, 4},</text:span></text:p>
      <text:p text:style-name="P6">        <text:span text:style-name="T2">{"V105", "2025-01-13", 150.00, 5} </text:span></text:p>
      <text:p text:style-name="P6">    <text:span text:style-name="T2">};</text:span></text:p>
      <text:p text:style-name="P6">    </text:p>
      <text:p text:style-name="P6">    <text:span text:style-name="T2">cout &lt;&lt; "--- Estado Inicial del Arreglo de Ventas ---\n";</text:span></text:p>
      <text:p text:style-name="P6">    <text:span text:style-name="T2">printArray(ventas);</text:span></text:p>
      <text:p text:style-name="P5"/>
      <text:p text:style-name="P6">   </text:p>
      <text:p text:style-name="P6">    <text:span text:style-name="T2">exchangeSort(ventas);</text:span></text:p>
      <text:p text:style-name="P5"/>
      <text:p text:style-name="P6">    <text:span text:style-name="T2">cout &lt;&lt; "\n--- Estado Final del Arreglo (Ordenado por Valor) ---\n";</text:span></text:p>
      <text:p text:style-name="P6">    <text:span text:style-name="T2">printArray(ventas);</text:span></text:p>
      <text:p text:style-name="P5"/>
      <text:p text:style-name="P6">    <text:span text:style-name="T2">analizarEstabilidad(ventas);</text:span></text:p>
      <text:p text:style-name="P5"/>
      <text:p text:style-name="P6">    <text:span text:style-name="T2">return 0;</text:span></text:p>
      <text:p text:style-name="P4">}</text:p>
      <text:p text:style-name="P1"/>
      <text:p text:style-name="P1"/>
      <text:p text:style-name="P1"/>
      <text:p text:style-name="P1">EJERCICIO 9</text:p>
      <text:p text:style-name="P16">ProductoArbol.h</text:p>
      <text:p text:style-name="P17">#pragma once</text:p>
      <text:p text:style-name="P5"/>
      <text:p text:style-name="P4">#include &lt;iostream&gt;</text:p>
      <text:p text:style-name="P4">#include &lt;string&gt;</text:p>
      <text:p text:style-name="P4">#include &lt;iomanip&gt;</text:p>
      <text:p text:style-name="P4">#include &lt;vector&gt;</text:p>
      <text:p text:style-name="P4">#include &lt;algorithm&gt; </text:p>
      <text:p text:style-name="P4">#include &lt;cstdlib&gt;  </text:p>
      <text:p text:style-name="P4">#include &lt;ctime&gt;    </text:p>
      <text:p text:style-name="P5"/>
      <text:p text:style-name="P4">struct Producto</text:p>
      <text:p text:style-name="P4">{</text:p>
      <text:p text:style-name="P6">    <text:span text:style-name="T2">std::string codigo;</text:span></text:p>
      <text:p text:style-name="P6">    <text:span text:style-name="T2">std::string nombre;</text:span></text:p>
      <text:p text:style-name="P6">    <text:span text:style-name="T2">double precio;</text:span></text:p>
      <text:p text:style-name="P6">    <text:span text:style-name="T2">std::string categoria;</text:span></text:p>
      <text:p text:style-name="P5"/>
      <text:p text:style-name="P6">    <text:span text:style-name="T2">void print() const</text:span></text:p>
      <text:p text:style-name="P6">    <text:span text:style-name="T2">{</text:span></text:p>
      <text:p text:style-name="P6">        <text:span text:style-name="T2">std::cout &lt;&lt; "|" &lt;&lt; std::setw(8) &lt;&lt; std::left &lt;&lt; codigo</text:span></text:p>
      <text:p text:style-name="P6">                  <text:span text:style-name="T2">&lt;&lt; "|" &lt;&lt; std::setw(15) &lt;&lt; std::left &lt;&lt; nombre</text:span></text:p>
      <text:p text:style-name="P6">                  <text:span text:style-name="T2">&lt;&lt; "|" &lt;&lt; std::setw(8) &lt;&lt; std::right &lt;&lt; std::fixed &lt;&lt; std::setprecision(2) &lt;&lt; precio</text:span></text:p>
      <text:p text:style-name="P6">                  <text:span text:style-name="T2">&lt;&lt; "|" &lt;&lt; std::setw(12) &lt;&lt; std::left &lt;&lt; categoria &lt;&lt; "|";</text:span></text:p>
      <text:p text:style-name="P6"><text:soft-page-break/>    <text:span text:style-name="T2">}</text:span></text:p>
      <text:p text:style-name="P4">};</text:p>
      <text:p text:style-name="P5"/>
      <text:p text:style-name="P4">template &lt;typename T&gt;</text:p>
      <text:p text:style-name="P4">void printSubArray(const std::vector&lt;T&gt; &amp;arr, int low, int high)</text:p>
      <text:p text:style-name="P4">{</text:p>
      <text:p text:style-name="P6">    <text:span text:style-name="T2">std::cout &lt;&lt; "[";</text:span></text:p>
      <text:p text:style-name="P6">    <text:span text:style-name="T2">for (int i = low; i &lt;= high; ++i)</text:span></text:p>
      <text:p text:style-name="P6">    <text:span text:style-name="T2">{</text:span></text:p>
      <text:p text:style-name="P6">        <text:span text:style-name="T2">std::cout &lt;&lt; arr[i].nombre;</text:span></text:p>
      <text:p text:style-name="P6">        <text:span text:style-name="T2">if (i &lt; high)</text:span></text:p>
      <text:p text:style-name="P6">        <text:span text:style-name="T2">{</text:span></text:p>
      <text:p text:style-name="P6">            <text:span text:style-name="T2">std::cout &lt;&lt; ", ";</text:span></text:p>
      <text:p text:style-name="P6">        <text:span text:style-name="T2">}</text:span></text:p>
      <text:p text:style-name="P6">    <text:span text:style-name="T2">}</text:span></text:p>
      <text:p text:style-name="P6">    <text:span text:style-name="T2">std::cout &lt;&lt; "]";</text:span></text:p>
      <text:p text:style-name="P4">}</text:p>
      <text:p text:style-name="P5"/>
      <text:p text:style-name="P4">std::vector&lt;std::string&gt; recursionTree;</text:p>
      <text:p text:style-name="P5"/>
      <text:p text:style-name="P4">template &lt;typename T&gt;</text:p>
      <text:p text:style-name="P4">int partition(std::vector&lt;T&gt; &amp;arr, int low, int high, int &amp;movimientos)</text:p>
      <text:p text:style-name="P4">{</text:p>
      <text:p text:style-name="P5"/>
      <text:p text:style-name="P6">    <text:span text:style-name="T2">std::srand(std::time(0)); </text:span></text:p>
      <text:p text:style-name="P6">    <text:span text:style-name="T2">int random_idx = low + (std::rand() % (high - low + 1));</text:span></text:p>
      <text:p text:style-name="P6">    <text:span text:style-name="T2">std::swap(arr[random_idx], arr[high]);</text:span></text:p>
      <text:p text:style-name="P5"/>
      <text:p text:style-name="P6">    <text:span text:style-name="T2">T pivot = arr[high]; </text:span></text:p>
      <text:p text:style-name="P6">    <text:span text:style-name="T2">int i = low - 1; </text:span></text:p>
      <text:p text:style-name="P6">    <text:span text:style-name="T2">int movPasada = 0;</text:span></text:p>
      <text:p text:style-name="P5"/>
      <text:p text:style-name="P6">    <text:span text:style-name="T2">std::cout &lt;&lt; "  -&gt; Pivote seleccionado (Aleatorio) en índice " &lt;&lt; high &lt;&lt; ": " &lt;&lt; pivot.nombre &lt;&lt; " (Precio: " &lt;&lt; pivot.precio &lt;&lt; ")\n";</text:span></text:p>
      <text:p text:style-name="P6">    <text:span text:style-name="T2">std::cout &lt;&lt; "  -&gt; Índices usados (low=" &lt;&lt; low &lt;&lt; ", high=" &lt;&lt; high &lt;&lt; ")\n";</text:span></text:p>
      <text:p text:style-name="P5"/>
      <text:p text:style-name="P6">  </text:p>
      <text:p text:style-name="P6">    <text:span text:style-name="T2">for (int j = low; j &lt; high; ++j)</text:span></text:p>
      <text:p text:style-name="P6">    <text:span text:style-name="T2">{</text:span></text:p>
      <text:p text:style-name="P6">        <text:span text:style-name="T2">if (arr[j].precio &lt;= pivot.precio)</text:span></text:p>
      <text:p text:style-name="P6">        <text:span text:style-name="T2">{</text:span></text:p>
      <text:p text:style-name="P6">            <text:span text:style-name="T2">i++;</text:span></text:p>
      <text:p text:style-name="P6">            <text:span text:style-name="T2">std::swap(arr[i], arr[j]);</text:span></text:p>
      <text:p text:style-name="P6">            <text:span text:style-name="T2">movimientos++;</text:span></text:p>
      <text:p text:style-name="P6">            <text:span text:style-name="T2">movPasada++;</text:span></text:p>
      <text:p text:style-name="P6">        <text:span text:style-name="T2">}</text:span></text:p>
      <text:p text:style-name="P6">    <text:span text:style-name="T2">}</text:span></text:p>
      <text:p text:style-name="P5"/>
      <text:p text:style-name="P6">    <text:span text:style-name="T2">std::swap(arr[i + 1], arr[high]);</text:span></text:p>
      <text:p text:style-name="P6">    <text:span text:style-name="T2">movimientos++;</text:span></text:p>
      <text:p text:style-name="P6"><text:soft-page-break/>    <text:span text:style-name="T2">movPasada++;</text:span></text:p>
      <text:p text:style-name="P5"/>
      <text:p text:style-name="P6">    <text:span text:style-name="T2">std::cout &lt;&lt; "  -&gt; Movimientos de elementos realizados en la partición: " &lt;&lt; movPasada &lt;&lt; "\n";</text:span></text:p>
      <text:p text:style-name="P5"/>
      <text:p text:style-name="P6">    <text:span text:style-name="T2">return i + 1; </text:span></text:p>
      <text:p text:style-name="P4">}</text:p>
      <text:p text:style-name="P5"/>
      <text:p text:style-name="P4">template &lt;typename T&gt;</text:p>
      <text:p text:style-name="P4">void quickSort(std::vector&lt;T&gt; &amp;arr, int low, int high, int &amp;movimientos, int level = 0)</text:p>
      <text:p text:style-name="P4">{</text:p>
      <text:p text:style-name="P6">    <text:span text:style-name="T2">if (low &lt; high)</text:span></text:p>
      <text:p text:style-name="P6">    <text:span text:style-name="T2">{</text:span></text:p>
      <text:p text:style-name="P5"/>
      <text:p text:style-name="P6">        <text:span text:style-name="T2">std::string trace = "| Nivel " + std::to_string(level) + " | Subarreglo: ";</text:span></text:p>
      <text:p text:style-name="P6">        <text:span text:style-name="T2">trace += "[" + std::to_string(low) + "-" + std::to_string(high) + "] ";</text:span></text:p>
      <text:p text:style-name="P5"/>
      <text:p text:style-name="P6">        <text:span text:style-name="T2">int pi = partition(arr, low, high, movimientos);</text:span></text:p>
      <text:p text:style-name="P5"/>
      <text:p text:style-name="P6">        <text:span text:style-name="T2">trace += "-&gt; Pivote final: " + arr[pi].nombre;</text:span></text:p>
      <text:p text:style-name="P6">        <text:span text:style-name="T2">trace += " -&gt; Subarreglos: Izq [" + std::to_string(low) + "-" + std::to_string(pi - 1) + "]";</text:span></text:p>
      <text:p text:style-name="P6">        <text:span text:style-name="T2">trace += ", Der [" + std::to_string(pi + 1) + "-" + std::to_string(high) + "]";</text:span></text:p>
      <text:p text:style-name="P6">        <text:span text:style-name="T2">recursionTree.push_back(trace);</text:span></text:p>
      <text:p text:style-name="P5"/>
      <text:p text:style-name="P6">        <text:span text:style-name="T2">quickSort(arr, low, pi - 1, movimientos, level + 1);</text:span></text:p>
      <text:p text:style-name="P6">        <text:span text:style-name="T2">quickSort(arr, pi + 1, high, movimientos, level + 1); </text:span></text:p>
      <text:p text:style-name="P6">    <text:span text:style-name="T2">}</text:span></text:p>
      <text:p text:style-name="P4">}</text:p>
      <text:p text:style-name="P5"/>
      <text:p text:style-name="P4">template &lt;typename T&gt;</text:p>
      <text:p text:style-name="P4">void sortArray(std::vector&lt;T&gt; &amp;arr)</text:p>
      <text:p text:style-name="P4">{</text:p>
      <text:p text:style-name="P6">    <text:span text:style-name="T2">int movimientos = 0;</text:span></text:p>
      <text:p text:style-name="P6">    <text:span text:style-name="T2">std::srand(static_cast&lt;unsigned int&gt;(std::time(0)));</text:span></text:p>
      <text:p text:style-name="P5"/>
      <text:p text:style-name="P6">    <text:span text:style-name="T2">std::cout &lt;&lt; "\n========================================================\n";</text:span></text:p>
      <text:p text:style-name="P6">    <text:span text:style-name="T2">std::cout &lt;&lt; "       INICIO DE ORDENAMIENTO (QUICKSORT ALEATORIO)\n";</text:span></text:p>
      <text:p text:style-name="P6">    <text:span text:style-name="T2">std::cout &lt;&lt; "========================================================\n";</text:span></text:p>
      <text:p text:style-name="P5"/>
      <text:p text:style-name="P6">    <text:span text:style-name="T2">quickSort(arr, 0, arr.size() - 1, movimientos);</text:span></text:p>
      <text:p text:style-name="P5"/>
      <text:p text:style-name="P6">    <text:span text:style-name="T2">std::cout &lt;&lt; "\n========================================================\n";</text:span></text:p>
      <text:p text:style-name="P6">    <text:span text:style-name="T2">std::cout &lt;&lt; "             ANÁLISIS FINAL DE QUICKSORT\n";</text:span></text:p>
      <text:p text:style-name="P6">    <text:span text:style-name="T2">std::cout &lt;&lt; "========================================================\n";</text:span></text:p>
      <text:p text:style-name="P6"><text:soft-page-break/>    <text:span text:style-name="T2">std::cout &lt;&lt; "Total de Movimientos de Elementos (Swaps en Partición): " &lt;&lt; movimientos &lt;&lt; "\n";</text:span></text:p>
      <text:p text:style-name="P5"/>
      <text:p text:style-name="P6">    <text:span text:style-name="T2">std::cout &lt;&lt; "\nÁrbol de Recursión Generado:\n";</text:span></text:p>
      <text:p text:style-name="P6">    <text:span text:style-name="T2">for (const auto &amp;line : recursionTree)</text:span></text:p>
      <text:p text:style-name="P6">    <text:span text:style-name="T2">{</text:span></text:p>
      <text:p text:style-name="P6">        <text:span text:style-name="T2">std::cout &lt;&lt; line &lt;&lt; "\n";</text:span></text:p>
      <text:p text:style-name="P6">    <text:span text:style-name="T2">}</text:span></text:p>
      <text:p text:style-name="P4">}</text:p>
      <text:p text:style-name="P21"/>
      <text:p text:style-name="P16">main.cpp</text:p>
      <text:p text:style-name="P17">// main.cpp</text:p>
      <text:p text:style-name="P4">#include &lt;iostream&gt;</text:p>
      <text:p text:style-name="P4">#include &lt;locale.h&gt;</text:p>
      <text:p text:style-name="P4">#include &lt;vector&gt;</text:p>
      <text:p text:style-name="P4">#include "ProductoArbol.h"</text:p>
      <text:p text:style-name="P5"/>
      <text:p text:style-name="P4">using namespace std;</text:p>
      <text:p text:style-name="P5"/>
      <text:p text:style-name="P4">int main() {</text:p>
      <text:p text:style-name="P6">    <text:span text:style-name="T2">setlocale(LC_CTYPE, "Spanish");</text:span></text:p>
      <text:p text:style-name="P5"/>
      <text:p text:style-name="P6">    <text:span text:style-name="T2">std::vector&lt;Producto&gt; productos = {</text:span></text:p>
      <text:p text:style-name="P6">        <text:span text:style-name="T2">// Código | Nombre          | Precio | Categoría</text:span></text:p>
      <text:p text:style-name="P6">        <text:span text:style-name="T2">{"D01", "Destornillador", 15.00, "Herramienta"}, // P0</text:span></text:p>
      <text:p text:style-name="P6">        <text:span text:style-name="T2">{"M05", "Martillo",       30.00, "Herramienta"}, // P1</text:span></text:p>
      <text:p text:style-name="P6">        <text:span text:style-name="T2">{"T03", "Tuerca M5",       1.50, "Fijacion"},    // P2</text:span></text:p>
      <text:p text:style-name="P6">        <text:span text:style-name="T2">{"B02", "Broca 1/4",      12.00, "Herramienta"}, // P3</text:span></text:p>
      <text:p text:style-name="P6">        <text:span text:style-name="T2">{"C01", "Cinta Metrica",  20.00, "Medicion"},    // P4</text:span></text:p>
      <text:p text:style-name="P6">        <text:span text:style-name="T2">{"C02", "Clavos",          5.00, "Fijacion"}     // P5</text:span></text:p>
      <text:p text:style-name="P6">    <text:span text:style-name="T2">};</text:span></text:p>
      <text:p text:style-name="P6">    </text:p>
      <text:p text:style-name="P6">    <text:span text:style-name="T2">cout &lt;&lt; "--- Estado Inicial del Vector de Productos ---\n";</text:span></text:p>
      <text:p text:style-name="P6">    <text:span text:style-name="T2">cout &lt;&lt; "+--------+---------------+--------+------------+\n";</text:span></text:p>
      <text:p text:style-name="P6">    <text:span text:style-name="T2">cout &lt;&lt; "| Código | Nombre        | Precio | Categoría  |\n";</text:span></text:p>
      <text:p text:style-name="P6">    <text:span text:style-name="T2">cout &lt;&lt; "+--------+---------------+--------+------------+\n";</text:span></text:p>
      <text:p text:style-name="P6">    <text:span text:style-name="T2">for (const auto&amp; p : productos) {</text:span></text:p>
      <text:p text:style-name="P6">        <text:span text:style-name="T2">p.print();</text:span></text:p>
      <text:p text:style-name="P6">        <text:span text:style-name="T2">cout &lt;&lt; "\n";</text:span></text:p>
      <text:p text:style-name="P6">    <text:span text:style-name="T2">}</text:span></text:p>
      <text:p text:style-name="P6">    <text:span text:style-name="T2">cout &lt;&lt; "+--------+---------------+--------+------------+\n";</text:span></text:p>
      <text:p text:style-name="P5"/>
      <text:p text:style-name="P6">    <text:span text:style-name="T2">sortArray(productos);</text:span></text:p>
      <text:p text:style-name="P5"/>
      <text:p text:style-name="P6">    <text:span text:style-name="T2">cout &lt;&lt; "\n--- Estado Final del Vector (Ordenado por Precio) ---\n";</text:span></text:p>
      <text:p text:style-name="P6">    <text:span text:style-name="T2">cout &lt;&lt; "+--------+---------------+--------+------------+\n";</text:span></text:p>
      <text:p text:style-name="P6">    <text:span text:style-name="T2">cout &lt;&lt; "| Código | Nombre        | Precio | Categoría  |\n";</text:span></text:p>
      <text:p text:style-name="P6">    <text:span text:style-name="T2">cout &lt;&lt; "+--------+---------------+--------+------------+\n";</text:span></text:p>
      <text:p text:style-name="P6">    <text:span text:style-name="T2">for (const auto&amp; p : productos) {</text:span></text:p>
      <text:p text:style-name="P6">        <text:span text:style-name="T2">p.print();</text:span></text:p>
      <text:p text:style-name="P6"><text:soft-page-break/>        <text:span text:style-name="T2">cout &lt;&lt; "\n";</text:span></text:p>
      <text:p text:style-name="P6">    <text:span text:style-name="T2">}</text:span></text:p>
      <text:p text:style-name="P6">    <text:span text:style-name="T2">cout &lt;&lt; "+--------+---------------+--------+------------+\n";</text:span></text:p>
      <text:p text:style-name="P5"/>
      <text:p text:style-name="P6">    <text:span text:style-name="T2">return 0;</text:span></text:p>
      <text:p text:style-name="P4">}</text:p>
      <text:p text:style-name="P4"/>
      <text:p text:style-name="P17">/*Análisis de Rendimiento y Aleatorización del Pivote:</text:p>
      <text:p text:style-name="P4">1. Rendimiento Promedio: Quicksort tiene un rendimiento promedio excelente de </text:p>
      <text:p text:style-name="P4">O(N log N).</text:p>
      <text:p text:style-name="P5"/>
      <text:p text:style-name="P4">2. Impacto de la Aleatorización: La aleatorización del pivote es una estrategia </text:p>
      <text:p text:style-name="P4">para evitar el peor caso O(N^2), que ocurre cuando el pivote siempre resulta ser </text:p>
      <text:p text:style-name="P4">el elemento más pequeño o el más grande.</text:p>
      <text:p text:style-name="P5"/>
      <text:p text:style-name="P4">3. Garantía Probabilística: Al elegir un pivote aleatorio, se asegura que, </text:p>
      <text:p text:style-name="P4">en promedio, el arreglo se dividirá en dos subarreglos de tamaño similar, </text:p>
      <text:p text:style-name="P4">manteniendo la complejidad en O(N log N) con alta probabilidad, </text:p>
      <text:p text:style-name="P4">independientemente del orden inicial de los datos.*/</text:p>
      <text:p text:style-name="P16"/>
      <text:p text:style-name="P16"/>
      <text:p text:style-name="P16"/>
      <text:p text:style-name="P16"/>
      <text:p text:style-name="P16"/>
      <text:p text:style-name="P16"/>
      <text:p text:style-name="P1">EJERCICIO 10</text:p>
      <text:p text:style-name="P16">Proceso.h</text:p>
      <text:p text:style-name="P17">#pragma once</text:p>
      <text:p text:style-name="P5"/>
      <text:p text:style-name="P4">#include &lt;iostream&gt;</text:p>
      <text:p text:style-name="P4">#include &lt;string&gt;</text:p>
      <text:p text:style-name="P4">#include &lt;iomanip&gt;</text:p>
      <text:p text:style-name="P4">#include &lt;algorithm&gt; </text:p>
      <text:p text:style-name="P5"/>
      <text:p text:style-name="P4">using namespace std;</text:p>
      <text:p text:style-name="P5"/>
      <text:p text:style-name="P4">struct Proceso {</text:p>
      <text:p text:style-name="P6">    <text:span text:style-name="T2">int pid;</text:span></text:p>
      <text:p text:style-name="P6">    <text:span text:style-name="T2">int tiempo_cpu;</text:span></text:p>
      <text:p text:style-name="P6">    <text:span text:style-name="T2">int prioridad;</text:span></text:p>
      <text:p text:style-name="P6">    </text:p>
      <text:p text:style-name="P6">    <text:span text:style-name="T2">void print() const {</text:span></text:p>
      <text:p text:style-name="P6">        <text:span text:style-name="T2">std::cout &lt;&lt; "[PID: " &lt;&lt; pid &lt;&lt; ", Prio: " &lt;&lt; prioridad &lt;&lt; ", CPU: " &lt;&lt; tiempo_cpu &lt;&lt; "ms]";</text:span></text:p>
      <text:p text:style-name="P6">    <text:span text:style-name="T2">}</text:span></text:p>
      <text:p text:style-name="P4"><text:soft-page-break/>};</text:p>
      <text:p text:style-name="P5"/>
      <text:p text:style-name="P4">struct Nodo {</text:p>
      <text:p text:style-name="P6">    <text:span text:style-name="T2">Proceso data;</text:span></text:p>
      <text:p text:style-name="P6">    <text:span text:style-name="T2">Nodo* prev;</text:span></text:p>
      <text:p text:style-name="P6">    <text:span text:style-name="T2">Nodo* next;</text:span></text:p>
      <text:p text:style-name="P6">    </text:p>
      <text:p text:style-name="P6">    <text:span text:style-name="T2">Nodo(const Proceso&amp; p) : data(p), prev(nullptr), next(nullptr) {}</text:span></text:p>
      <text:p text:style-name="P4">};</text:p>
      <text:p text:style-name="P5"/>
      <text:p text:style-name="P4">class ListaDobleCircular {</text:p>
      <text:p text:style-name="P4">private:</text:p>
      <text:p text:style-name="P6">    <text:span text:style-name="T2">Nodo* head;</text:span></text:p>
      <text:p text:style-name="P6">    </text:p>
      <text:p text:style-name="P6">    <text:span text:style-name="T2">void printRecursive(Nodo* start) const {</text:span></text:p>
      <text:p text:style-name="P6">        <text:span text:style-name="T2">if (!start) {</text:span></text:p>
      <text:p text:style-name="P6">             <text:span text:style-name="T2">std::cout &lt;&lt; "Lista vacía.\n";</text:span></text:p>
      <text:p text:style-name="P6">             <text:span text:style-name="T2">return;</text:span></text:p>
      <text:p text:style-name="P6">        <text:span text:style-name="T2">}</text:span></text:p>
      <text:p text:style-name="P6">        <text:span text:style-name="T2">Nodo* current = start;</text:span></text:p>
      <text:p text:style-name="P6">        <text:span text:style-name="T2">do {</text:span></text:p>
      <text:p text:style-name="P6">            <text:span text:style-name="T2">current-&gt;data.print();</text:span></text:p>
      <text:p text:style-name="P6">            <text:span text:style-name="T2">if (current-&gt;next != start) {</text:span></text:p>
      <text:p text:style-name="P6">                <text:span text:style-name="T2">std::cout &lt;&lt; " &lt;=&gt; \n";</text:span></text:p>
      <text:p text:style-name="P6">            <text:span text:style-name="T2">}</text:span></text:p>
      <text:p text:style-name="P6">            <text:span text:style-name="T2">current = current-&gt;next;</text:span></text:p>
      <text:p text:style-name="P6">        <text:span text:style-name="T2">} while (current != start);</text:span></text:p>
      <text:p text:style-name="P6">        <text:span text:style-name="T2">std::cout &lt;&lt; " &lt;=&gt; (HEAD)\n";</text:span></text:p>
      <text:p text:style-name="P6">    <text:span text:style-name="T2">}</text:span></text:p>
      <text:p text:style-name="P5"/>
      <text:p text:style-name="P6">    <text:span text:style-name="T2">Nodo* partition(Nodo* low, Nodo* high) {</text:span></text:p>
      <text:p text:style-name="P6">        <text:span text:style-name="T2">if (!low || !high || low == high || low-&gt;prev == high) return low; </text:span></text:p>
      <text:p text:style-name="P6">        </text:p>
      <text:p text:style-name="P6">        <text:span text:style-name="T2">int pivot_prioridad = high-&gt;data.prioridad;</text:span></text:p>
      <text:p text:style-name="P6">        </text:p>
      <text:p text:style-name="P6">        <text:span text:style-name="T2">Nodo* i_before_low = low-&gt;prev; </text:span></text:p>
      <text:p text:style-name="P6">        <text:span text:style-name="T2">Nodo* i = i_before_low;</text:span></text:p>
      <text:p text:style-name="P6">        <text:span text:style-name="T2">Nodo* j = low;</text:span></text:p>
      <text:p text:style-name="P6">        </text:p>
      <text:p text:style-name="P6">        <text:span text:style-name="T2">std::cout &lt;&lt; "\n  -&gt; Pivote: "; high-&gt;data.print(); </text:span></text:p>
      <text:p text:style-name="P6">        <text:span text:style-name="T2">std::cout &lt;&lt; "\n  -&gt; Rango: ["; low-&gt;data.print(); std::cout &lt;&lt; " ... "; high-&gt;data.print(); std::cout &lt;&lt; "]\n";</text:span></text:p>
      <text:p text:style-name="P6">        </text:p>
      <text:p text:style-name="P6">        <text:span text:style-name="T2">while (j != high) {</text:span></text:p>
      <text:p text:style-name="P6">            <text:span text:style-name="T2">if (j-&gt;data.prioridad &lt;= pivot_prioridad) {</text:span></text:p>
      <text:p text:style-name="P6">                <text:span text:style-name="T2">i = (i == i_before_low) ? low : i-&gt;next; </text:span></text:p>
      <text:p text:style-name="P6">                </text:p>
      <text:p text:style-name="P6">                <text:span text:style-name="T2">if (i != j) {</text:span></text:p>
      <text:p text:style-name="P6">                    <text:span text:style-name="T2">std::swap(i-&gt;data, j-&gt;data); </text:span></text:p>
      <text:p text:style-name="P6">                    <text:span text:style-name="T2">std::cout &lt;&lt; "    * Swap de datos: i (P" &lt;&lt; i-&gt;data.prioridad &lt;&lt; ") &lt;-&gt; j (P" &lt;&lt; j-&gt;data.prioridad &lt;&lt; ")\n";</text:span></text:p>
      <text:p text:style-name="P6"><text:soft-page-break/>                <text:span text:style-name="T2">}</text:span></text:p>
      <text:p text:style-name="P6">            <text:span text:style-name="T2">}</text:span></text:p>
      <text:p text:style-name="P6">            <text:span text:style-name="T2">j = j-&gt;next; </text:span></text:p>
      <text:p text:style-name="P6">        <text:span text:style-name="T2">}</text:span></text:p>
      <text:p text:style-name="P6">        </text:p>
      <text:p text:style-name="P6">        <text:span text:style-name="T2">i = (i == i_before_low) ? low : i-&gt;next; </text:span></text:p>
      <text:p text:style-name="P6">        </text:p>
      <text:p text:style-name="P6">        <text:span text:style-name="T2">std::swap(i-&gt;data, high-&gt;data); </text:span></text:p>
      <text:p text:style-name="P6">        <text:span text:style-name="T2">std::cout &lt;&lt; "  -&gt; Pivote final colocado en: "; i-&gt;data.print(); std::cout &lt;&lt; "\n";</text:span></text:p>
      <text:p text:style-name="P6">        </text:p>
      <text:p text:style-name="P6">        <text:span text:style-name="T2">return i;</text:span></text:p>
      <text:p text:style-name="P6">    <text:span text:style-name="T2">}</text:span></text:p>
      <text:p text:style-name="P6">    </text:p>
      <text:p text:style-name="P6">    <text:span text:style-name="T2">void quickSortRecursive(Nodo* low, Nodo* high, int level) {</text:span></text:p>
      <text:p text:style-name="P6">        <text:span text:style-name="T2">if (!low || !high || low == high) return;</text:span></text:p>
      <text:p text:style-name="P6">        <text:span text:style-name="T2">if (low-&gt;next == high &amp;&amp; low-&gt;data.prioridad &lt;= high-&gt;data.prioridad) return;</text:span></text:p>
      <text:p text:style-name="P5"/>
      <text:p text:style-name="P6">        <text:span text:style-name="T2">std::cout &lt;&lt; "\n--- Llamada Recursiva (Nivel " &lt;&lt; level &lt;&lt; ") ---\n";</text:span></text:p>
      <text:p text:style-name="P6">        </text:p>
      <text:p text:style-name="P6">        <text:span text:style-name="T2">Nodo* pivot = partition(low, high);</text:span></text:p>
      <text:p text:style-name="P6">        </text:p>
      <text:p text:style-name="P6">        <text:span text:style-name="T2">if (pivot != low &amp;&amp; pivot-&gt;prev != low) { </text:span></text:p>
      <text:p text:style-name="P6">             <text:span text:style-name="T2">quickSortRecursive(low, pivot-&gt;prev, level + 1);</text:span></text:p>
      <text:p text:style-name="P6">        <text:span text:style-name="T2">}</text:span></text:p>
      <text:p text:style-name="P6">        </text:p>
      <text:p text:style-name="P6">        <text:span text:style-name="T2">if (pivot != high &amp;&amp; pivot-&gt;next != high) {</text:span></text:p>
      <text:p text:style-name="P6">            <text:span text:style-name="T2">quickSortRecursive(pivot-&gt;next, high, level + 1);</text:span></text:p>
      <text:p text:style-name="P6">        <text:span text:style-name="T2">}</text:span></text:p>
      <text:p text:style-name="P6">        </text:p>
      <text:p text:style-name="P6">        <text:span text:style-name="T2">std::cout &lt;&lt; "\n[Lista tras Nivel " &lt;&lt; level &lt;&lt; "]: ";</text:span></text:p>
      <text:p text:style-name="P6">        <text:span text:style-name="T2">printRecursive(head);</text:span></text:p>
      <text:p text:style-name="P6">    <text:span text:style-name="T2">}</text:span></text:p>
      <text:p text:style-name="P6">    </text:p>
      <text:p text:style-name="P4">public:</text:p>
      <text:p text:style-name="P6">    <text:span text:style-name="T2">ListaDobleCircular() : head(nullptr) {}</text:span></text:p>
      <text:p text:style-name="P5"/>
      <text:p text:style-name="P6">    <text:span text:style-name="T2">void add(const Proceso&amp; p) {</text:span></text:p>
      <text:p text:style-name="P6">        <text:span text:style-name="T2">Nodo* nuevo = new Nodo(p);</text:span></text:p>
      <text:p text:style-name="P6">        <text:span text:style-name="T2">if (!head) {</text:span></text:p>
      <text:p text:style-name="P6">            <text:span text:style-name="T2">head = nuevo;</text:span></text:p>
      <text:p text:style-name="P6">            <text:span text:style-name="T2">head-&gt;next = head;</text:span></text:p>
      <text:p text:style-name="P6">            <text:span text:style-name="T2">head-&gt;prev = head;</text:span></text:p>
      <text:p text:style-name="P6">        <text:span text:style-name="T2">} else {</text:span></text:p>
      <text:p text:style-name="P6">            <text:span text:style-name="T2">Nodo* last = head-&gt;prev;</text:span></text:p>
      <text:p text:style-name="P6">            <text:span text:style-name="T2">nuevo-&gt;next = head;</text:span></text:p>
      <text:p text:style-name="P6">            <text:span text:style-name="T2">nuevo-&gt;prev = last;</text:span></text:p>
      <text:p text:style-name="P6">            <text:span text:style-name="T2">head-&gt;prev = nuevo;</text:span></text:p>
      <text:p text:style-name="P6">            <text:span text:style-name="T2">last-&gt;next = nuevo;</text:span></text:p>
      <text:p text:style-name="P6">        <text:span text:style-name="T2">}</text:span></text:p>
      <text:p text:style-name="P6"><text:soft-page-break/>    <text:span text:style-name="T2">}</text:span></text:p>
      <text:p text:style-name="P6">    </text:p>
      <text:p text:style-name="P6">    <text:span text:style-name="T2">void print() const {</text:span></text:p>
      <text:p text:style-name="P6">        <text:span text:style-name="T2">printRecursive(head);</text:span></text:p>
      <text:p text:style-name="P6">    <text:span text:style-name="T2">}</text:span></text:p>
      <text:p text:style-name="P5"/>
      <text:p text:style-name="P6">    <text:span text:style-name="T2">void sort() {</text:span></text:p>
      <text:p text:style-name="P6">        <text:span text:style-name="T2">if (!head || head-&gt;next == head) return;</text:span></text:p>
      <text:p text:style-name="P6">        </text:p>
      <text:p text:style-name="P6">        <text:span text:style-name="T2">Nodo* tail = head-&gt;prev;</text:span></text:p>
      <text:p text:style-name="P6">        </text:p>
      <text:p text:style-name="P6">        <text:span text:style-name="T2">quickSortRecursive(head, tail, 0);</text:span></text:p>
      <text:p text:style-name="P6">    <text:span text:style-name="T2">}</text:span></text:p>
      <text:p text:style-name="P6">    </text:p>
      <text:p text:style-name="P6">    <text:span text:style-name="T2">void showAnalysis() const {</text:span></text:p>
      <text:p text:style-name="P6">        <text:span text:style-name="T2">std::cout &lt;&lt; "\n========================================================\n";</text:span></text:p>
      <text:p text:style-name="P6">        <text:span text:style-name="T2">std::cout &lt;&lt; "             ANÁLISIS DE QUICKSORT EN D-L-C\n";</text:span></text:p>
      <text:p text:style-name="P6">        <text:span text:style-name="T2">std::cout &lt;&lt; "========================================================\n";</text:span></text:p>
      <text:p text:style-name="P6">        </text:p>
      <text:p text:style-name="P6">        <text:span text:style-name="T2">std::cout &lt;&lt; "\nDesafíos de aplicar Quicksort a Estructuras Enlazadas:\n";</text:span></text:p>
      <text:p text:style-name="P6">        <text:span text:style-name="T2">std::cout &lt;&lt; "1. Sin Acceso Aleatorio O(N): Quicksort se basa en el acceso por índice O(1) para las particiones. En listas enlazadas, el acceso a un nodo k requiere O(k) pasos (recorrido secuencial).\n";</text:span></text:p>
      <text:p text:style-name="P6">        <text:span text:style-name="T2">std::cout &lt;&lt; "2. Complejidad de la Partición: La partición requiere que los elementos menores que el pivote se muevan a la izquierda y los mayores a la derecha. Mover nodos completos en una lista doblemente enlazada circular requiere manipular 4 punteros (`prev` y `next` de los nodos vecinos) por cada nodo movido, haciendo que la partición sea costosa y propensa a errores.\n";</text:span></text:p>
      <text:p text:style-name="P6">        <text:span text:style-name="T2">std::cout &lt;&lt; "3. Fusión de Sublistas: Una vez que la recursión devuelve las sublistas ordenadas, es necesario re-conectar (`low-&gt;prev` y `high-&gt;next`) los límites de las sublistas y ajustar la circularidad, lo cual añade otra capa de dificultad.\n";</text:span></text:p>
      <text:p text:style-name="P6">        </text:p>
      <text:p text:style-name="P6">        <text:span text:style-name="T2">std::cout &lt;&lt; "\nComparación de Eficiencia con la Versión para Arreglos:\n";</text:span></text:p>
      <text:p text:style-name="P6">        <text:span text:style-name="T2">std::cout &lt;&lt; "La eficiencia teórica de Quicksort en listas enlazadas es mucho menor.\n";</text:span></text:p>
      <text:p text:style-name="P6">        <text:span text:style-name="T2">std::cout &lt;&lt; "Arreglos: O(N log N) en tiempo promedio (por comparaciones) + costo constante de swaps.\n";</text:span></text:p>
      <text:p text:style-name="P6">        <text:span text:style-name="T2">std::cout &lt;&lt; "Listas Enlazadas: La fase de partición (mover elementos menores/mayores) es ineficiente. El costo de recorrer para encontrar límites o elementos es alto. En la práctica, Quicksort en listas doblemente enlazadas suele ser más lento que algoritmos simples como Merge Sort (que es ideal para listas, ya que las divisiones son O(1) o Insertion Sort (para listas pequeñas/casi ordenadas).\n";</text:span></text:p>
      <text:p text:style-name="P6">    <text:span text:style-name="T2">}</text:span></text:p>
      <text:p text:style-name="P4">};</text:p>
      <text:p text:style-name="P16"/>
      <text:p text:style-name="P16"><text:soft-page-break/>main.cpp</text:p>
      <text:p text:style-name="P24">#include &lt;iostream&gt;</text:p>
      <text:p text:style-name="P4">#include &lt;locale.h&gt;</text:p>
      <text:p text:style-name="P4">#include "Proceso.h" </text:p>
      <text:p text:style-name="P5"/>
      <text:p text:style-name="P4">using namespace std;</text:p>
      <text:p text:style-name="P5"/>
      <text:p text:style-name="P4">int main() {</text:p>
      <text:p text:style-name="P6">    <text:span text:style-name="T2">setlocale(LC_CTYPE, "Spanish");</text:span></text:p>
      <text:p text:style-name="P6">    </text:p>
      <text:p text:style-name="P6">    <text:span text:style-name="T2">ListaDobleCircular procesos;</text:span></text:p>
      <text:p text:style-name="P5"/>
      <text:p text:style-name="P6">    <text:span text:style-name="T2">cout &lt;&lt; "--- Construcción de la Lista Doblemente Enlazada Circular ---\n";</text:span></text:p>
      <text:p text:style-name="P6">    <text:span text:style-name="T2">procesos.add({101, 50, 4}); </text:span></text:p>
      <text:p text:style-name="P6">    <text:span text:style-name="T2">procesos.add({204, 10, 2}); </text:span></text:p>
      <text:p text:style-name="P6">    <text:span text:style-name="T2">procesos.add({310, 80, 5}); </text:span></text:p>
      <text:p text:style-name="P6">    <text:span text:style-name="T2">procesos.add({402, 25, 3}); </text:span></text:p>
      <text:p text:style-name="P6">    <text:span text:style-name="T2">procesos.add({507, 45, 1}); </text:span></text:p>
      <text:p text:style-name="P5"/>
      <text:p text:style-name="P6">    <text:span text:style-name="T2">cout &lt;&lt; "Lista Original (Desordenada):\n";</text:span></text:p>
      <text:p text:style-name="P6">    <text:span text:style-name="T2">procesos.print(); </text:span></text:p>
      <text:p text:style-name="P5"/>
      <text:p text:style-name="P6">    <text:span text:style-name="T2">procesos.sort();</text:span></text:p>
      <text:p text:style-name="P5"/>
      <text:p text:style-name="P6">    <text:span text:style-name="T2">cout &lt;&lt; "\n--- Lista Final (Ordenada por Prioridad - Simulación) ---\n";</text:span></text:p>
      <text:p text:style-name="P6">    <text:span text:style-name="T2">procesos.print(); </text:span></text:p>
      <text:p text:style-name="P5"/>
      <text:p text:style-name="P6">    <text:span text:style-name="T2">// Presentar el análisis</text:span></text:p>
      <text:p text:style-name="P6">    <text:span text:style-name="T2">procesos.showAnalysis();</text:span></text:p>
      <text:p text:style-name="P5"/>
      <text:p text:style-name="P6">    <text:span text:style-name="T2">return 0;</text:span></text:p>
      <text:p text:style-name="P6"><text:span text:style-name="T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rial" svg:font-family="Arial" style:font-family-generic="swiss"/>
    <style:font-face style:name="Arial1" svg:font-family="Arial" style:font-family-generic="system" style:font-pitch="variable"/>
    <style:font-face style:name="Consolas" svg:font-family="Consolas"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es" fo:country="EC"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1-28T16:10:25.670733100</meta:creation-date>
    <dc:date>2025-11-28T18:27:57.872184000</dc:date>
    <meta:editing-duration>PT41M34S</meta:editing-duration>
    <meta:editing-cycles>4</meta:editing-cycles>
    <meta:generator>LibreOffice/25.2.7.2$Windows_X86_64 LibreOffice_project/5cbfd1ab6520636bb5f7b99185aa69bd7456825d</meta:generator>
    <meta:document-statistic meta:table-count="0" meta:image-count="0" meta:object-count="0" meta:page-count="39" meta:paragraph-count="1451" meta:word-count="6693" meta:character-count="54357" meta:non-whitespace-character-count="40785"/>
  </office:meta>
</office:document-meta>
</file>